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8.09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299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4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00ff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9900ff" fo:font-weight="bold" style:font-weight-asian="bold" style:font-weight-complex="bold"/>
    </style:style>
    <style:style style:name="ce6" style:family="table-cell" style:parent-style-name="Default">
      <style:text-properties fo:color="#0000ff" fo:font-weight="bold" style:font-weight-asian="bold" style:font-weight-complex="bold"/>
    </style:style>
    <style:style style:name="ce7" style:family="table-cell" style:parent-style-name="Default">
      <style:text-properties fo:color="#ff3333"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none" fo:border-left="none" fo:border-right="none" fo:border-top="0.06pt solid #000000"/>
      <style:text-properties fo:color="#9900ff"/>
    </style:style>
    <style:style style:name="ce19" style:family="table-cell" style:parent-style-name="Default" style:data-style-name="N11">
      <style:text-properties fo:color="#0000ff"/>
    </style:style>
    <style:style style:name="ce20" style:family="table-cell" style:parent-style-name="Default" style:data-style-name="N11">
      <style:text-properties fo:color="#ff3333"/>
    </style:style>
    <style:style style:name="ce21" style:family="table-cell" style:parent-style-name="Default" style:data-style-name="N11">
      <style:text-properties fo:color="#9900ff"/>
    </style:style>
    <style:style style:name="ce22" style:family="table-cell" style:parent-style-name="Default" style:data-style-name="N11">
      <style:table-cell-properties fo:border-bottom="0.06pt solid #000000" fo:border-left="none" fo:border-right="none" fo:border-top="none"/>
      <style:text-properties fo:color="#ff3333"/>
    </style:style>
    <style:style style:name="ce23" style:family="table-cell" style:parent-style-name="Default" style:data-style-name="N11">
      <style:table-cell-properties fo:border-bottom="none" fo:border-left="none" fo:border-right="none" fo:border-top="0.06pt solid #000000"/>
      <style:text-properties fo:color="#9900ff" fo:font-weight="bold" style:font-weight-asian="bold" style:font-weight-complex="bold"/>
    </style:style>
    <style:style style:name="ce24" style:family="table-cell" style:parent-style-name="Default" style:data-style-name="N11">
      <style:text-properties fo:color="#0000ff" fo:font-weight="bold" style:font-weight-asian="bold" style:font-weight-complex="bold"/>
    </style:style>
    <style:style style:name="ce25" style:family="table-cell" style:parent-style-name="Default" style:data-style-name="N11">
      <style:text-properties fo:color="#ff3333" fo:font-weight="bold" style:font-weight-asian="bold" style:font-weight-complex="bold"/>
    </style:style>
    <style:style style:name="ce26" style:family="table-cell" style:parent-style-name="Default" style:data-style-name="N11">
      <style:text-properties fo:color="#9900ff" fo:font-weight="bold" style:font-weight-asian="bold" style:font-weight-complex="bold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none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lticomp_SsidYII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ce12"/>
        <table:table-column table:style-name="co10" table:default-cell-style-name="ce19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DaysF</text:p>
          </table:table-cell>
          <table:table-cell table:style-name="Default" office:value-type="string" calcext:value-type="string">
            <text:p>Initial_Sym</text:p>
          </table:table-cell>
          <table:table-cell table:style-name="Default" office:value-type="string" calcext:value-type="string">
            <text:p>emmean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df</text:p>
          </table:table-cell>
          <table:table-cell table:style-name="Default" office:value-type="string" calcext:value-type="string">
            <text:p>lower.CL</text:p>
          </table:table-cell>
          <table:table-cell table:style-name="Default" office:value-type="string" calcext:value-type="string">
            <text:p>upper.CL</text:p>
          </table:table-cell>
          <table:table-cell office:value-type="string" calcext:value-type="string">
            <text:p>.group</text:p>
          </table:table-cell>
          <table:table-cell table:style-name="ce10" office:value-type="string" calcext:value-type="string">
            <text:p>% change respect Ambient (same Day)</text:p>
          </table:table-cell>
          <table:table-cell table:number-columns-repeated="2" table:style-name="ce10" office:value-type="string" calcext:value-type="string">
            <text:p>% change respect control (Day 76)</text:p>
          </table:table-cell>
          <table:table-cell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516599999999954" calcext:value-type="float">
            <text:p>0.52</text:p>
          </table:table-cell>
          <table:table-cell office:value-type="float" office:value="0.0098098760258102" calcext:value-type="float">
            <text:p>0.01</text:p>
          </table:table-cell>
          <table:table-cell office:value-type="float" office:value="768.928256239119" calcext:value-type="float">
            <text:p>768.93</text:p>
          </table:table-cell>
          <table:table-cell office:value-type="float" office:value="0.497342684316282" calcext:value-type="float">
            <text:p>0.50</text:p>
          </table:table-cell>
          <table:table-cell office:value-type="float" office:value="0.535857315683625" calcext:value-type="float">
            <text:p>0.54</text:p>
          </table:table-cell>
          <table:table-cell office:value-type="string" calcext:value-type="string">
            <text:p><text:s text:c="51"/>op</text:p>
          </table:table-cell>
          <table:table-cell table:style-name="ce11"/>
          <table:table-cell table:style-name="ce18" table:formula="of:=([.D2]-[.$D$2])/[.$D$2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C3</text:p>
          </table:table-cell>
          <table:table-cell office:value-type="float" office:value="0.526133333333341" calcext:value-type="float">
            <text:p>0.53</text:p>
          </table:table-cell>
          <table:table-cell office:value-type="float" office:value="0.0098098760258109" calcext:value-type="float">
            <text:p>0.01</text:p>
          </table:table-cell>
          <table:table-cell office:value-type="float" office:value="768.928256239465" calcext:value-type="float">
            <text:p>768.93</text:p>
          </table:table-cell>
          <table:table-cell office:value-type="float" office:value="0.506876017649669" calcext:value-type="float">
            <text:p>0.51</text:p>
          </table:table-cell>
          <table:table-cell office:value-type="float" office:value="0.545390649017014" calcext:value-type="float">
            <text:p>0.55</text:p>
          </table:table-cell>
          <table:table-cell office:value-type="string" calcext:value-type="string">
            <text:p><text:s text:c="52"/>p</text:p>
          </table:table-cell>
          <table:table-cell office:value-type="string" calcext:value-type="string">
            <text:p>NA</text:p>
          </table:table-cell>
          <table:table-cell table:formula="of:=([.D3]-[.$D$3])/[.$D$3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D</text:p>
          </table:table-cell>
          <table:table-cell office:value-type="float" office:value="0.432260869565208" calcext:value-type="float">
            <text:p>0.43</text:p>
          </table:table-cell>
          <table:table-cell office:value-type="float" office:value="0.00792218957059624" calcext:value-type="float">
            <text:p>0.01</text:p>
          </table:table-cell>
          <table:table-cell office:value-type="float" office:value="768.928256239422" calcext:value-type="float">
            <text:p>768.93</text:p>
          </table:table-cell>
          <table:table-cell office:value-type="float" office:value="0.416709184195743" calcext:value-type="float">
            <text:p>0.42</text:p>
          </table:table-cell>
          <table:table-cell office:value-type="float" office:value="0.447812554934674" calcext:value-type="float">
            <text:p>0.45</text:p>
          </table:table-cell>
          <table:table-cell office:value-type="string" calcext:value-type="string">
            <text:p><text:s text:c="16"/>FGHIJKLMNOPQRSTUVWXYZabcdefghij <text:s text:c="5"/></text:p>
          </table:table-cell>
          <table:table-cell/>
          <table:table-cell table:style-name="ce20" table:formula="of:=([.D4]-[.$D$4])/[.$D$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470866666666678" calcext:value-type="float">
            <text:p>0.47</text:p>
          </table:table-cell>
          <table:table-cell office:value-type="float" office:value="0.00980987602581096" calcext:value-type="float">
            <text:p>0.01</text:p>
          </table:table-cell>
          <table:table-cell office:value-type="float" office:value="768.928256239422" calcext:value-type="float">
            <text:p>768.93</text:p>
          </table:table-cell>
          <table:table-cell office:value-type="float" office:value="0.451609350983006" calcext:value-type="float">
            <text:p>0.45</text:p>
          </table:table-cell>
          <table:table-cell office:value-type="float" office:value="0.490123982350351" calcext:value-type="float">
            <text:p>0.49</text:p>
          </table:table-cell>
          <table:table-cell office:value-type="string" calcext:value-type="string">
            <text:p><text:s text:c="41"/>efghijklmnop</text:p>
          </table:table-cell>
          <table:table-cell table:style-name="ce11" table:formula="of:=([.D5]-[.$D2])/[.$D2]" office:value-type="percentage" office:value="-0.0885275519420829" calcext:value-type="percentage">
            <text:p>-8.85%</text:p>
          </table:table-cell>
          <table:table-cell table:style-name="ce21" table:formula="of:=([.D5]-[.$D$5])/[.$D$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863125" calcext:value-type="float">
            <text:p>0.49</text:p>
          </table:table-cell>
          <table:table-cell office:value-type="float" office:value="0.00949837161908109" calcext:value-type="float">
            <text:p>0.01</text:p>
          </table:table-cell>
          <table:table-cell office:value-type="float" office:value="768.928256239465" calcext:value-type="float">
            <text:p>768.93</text:p>
          </table:table-cell>
          <table:table-cell office:value-type="float" office:value="0.46766668426612" calcext:value-type="float">
            <text:p>0.47</text:p>
          </table:table-cell>
          <table:table-cell office:value-type="float" office:value="0.504958315733881" calcext:value-type="float">
            <text:p>0.50</text:p>
          </table:table-cell>
          <table:table-cell office:value-type="string" calcext:value-type="string">
            <text:p><text:s text:c="47"/>klmnop</text:p>
          </table:table-cell>
          <table:table-cell table:formula="of:=([.D6]-[.$D3])/[.$D3]" office:value-type="percentage" office:value="-0.0756858210846562" calcext:value-type="percentage">
            <text:p>-7.57%</text:p>
          </table:table-cell>
          <table:table-cell table:formula="of:=([.D6]-[.$D$6])/[.$D$6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D</text:p>
          </table:table-cell>
          <table:table-cell office:value-type="float" office:value="0.440958333333334" calcext:value-type="float">
            <text:p>0.44</text:p>
          </table:table-cell>
          <table:table-cell office:value-type="float" office:value="0.00775538795136068" calcext:value-type="float">
            <text:p>0.01</text:p>
          </table:table-cell>
          <table:table-cell office:value-type="float" office:value="768.928256239465" calcext:value-type="float">
            <text:p>768.93</text:p>
          </table:table-cell>
          <table:table-cell office:value-type="float" office:value="0.425734088538012" calcext:value-type="float">
            <text:p>0.43</text:p>
          </table:table-cell>
          <table:table-cell office:value-type="float" office:value="0.456182578128656" calcext:value-type="float">
            <text:p>0.46</text:p>
          </table:table-cell>
          <table:table-cell office:value-type="string" calcext:value-type="string">
            <text:p><text:s text:c="17"/>G IJK MN <text:s/>QRSTUVWXYZabcdefghijklm <text:s text:c="2"/></text:p>
          </table:table-cell>
          <table:table-cell table:style-name="ce13" table:formula="of:=([.D7]-[.$D4])/[.$D4]" office:value-type="percentage" office:value="0.0201208676993464" calcext:value-type="percentage">
            <text:p>2.01%</text:p>
          </table:table-cell>
          <table:table-cell table:style-name="ce20" table:formula="of:=([.D7]-[.$D$7])/[.$D$7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492428571428584" calcext:value-type="float">
            <text:p>0.49</text:p>
          </table:table-cell>
          <table:table-cell office:value-type="float" office:value="0.0101541863802456" calcext:value-type="float">
            <text:p>0.01</text:p>
          </table:table-cell>
          <table:table-cell office:value-type="float" office:value="768.928256239422" calcext:value-type="float">
            <text:p>768.93</text:p>
          </table:table-cell>
          <table:table-cell office:value-type="float" office:value="0.472495355950555" calcext:value-type="float">
            <text:p>0.47</text:p>
          </table:table-cell>
          <table:table-cell office:value-type="float" office:value="0.512361786906613" calcext:value-type="float">
            <text:p>0.51</text:p>
          </table:table-cell>
          <table:table-cell office:value-type="string" calcext:value-type="string">
            <text:p><text:s text:c="49"/>mnop</text:p>
          </table:table-cell>
          <table:table-cell table:style-name="ce11" table:formula="of:=([.D8]-[.$D2])/[.$D2]" office:value-type="percentage" office:value="-0.0467894474862023" calcext:value-type="percentage">
            <text:p>-4.68%</text:p>
          </table:table-cell>
          <table:table-cell table:style-name="ce21" table:formula="of:=([.D8]-[.$D$8])/[.$D$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94533333333333" calcext:value-type="float">
            <text:p>0.49</text:p>
          </table:table-cell>
          <table:table-cell office:value-type="float" office:value="0.00980987602581073" calcext:value-type="float">
            <text:p>0.01</text:p>
          </table:table-cell>
          <table:table-cell office:value-type="float" office:value="768.928256239465" calcext:value-type="float">
            <text:p>768.93</text:p>
          </table:table-cell>
          <table:table-cell office:value-type="float" office:value="0.47527601764966" calcext:value-type="float">
            <text:p>0.48</text:p>
          </table:table-cell>
          <table:table-cell office:value-type="float" office:value="0.513790649017005" calcext:value-type="float">
            <text:p>0.51</text:p>
          </table:table-cell>
          <table:table-cell office:value-type="string" calcext:value-type="string">
            <text:p><text:s text:c="50"/>nop</text:p>
          </table:table-cell>
          <table:table-cell table:formula="of:=([.D9]-[.$D3])/[.$D3]" office:value-type="percentage" office:value="-0.0600608210846569" calcext:value-type="percentage">
            <text:p>-6.01%</text:p>
          </table:table-cell>
          <table:table-cell table:formula="of:=([.D9]-[.$D$9])/[.$D$9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D</text:p>
          </table:table-cell>
          <table:table-cell office:value-type="float" office:value="0.447291666666671" calcext:value-type="float">
            <text:p>0.45</text:p>
          </table:table-cell>
          <table:table-cell office:value-type="float" office:value="0.00775538795136068" calcext:value-type="float">
            <text:p>0.01</text:p>
          </table:table-cell>
          <table:table-cell office:value-type="float" office:value="768.928256239465" calcext:value-type="float">
            <text:p>768.93</text:p>
          </table:table-cell>
          <table:table-cell office:value-type="float" office:value="0.432067421871349" calcext:value-type="float">
            <text:p>0.43</text:p>
          </table:table-cell>
          <table:table-cell office:value-type="float" office:value="0.462515911461993" calcext:value-type="float">
            <text:p>0.46</text:p>
          </table:table-cell>
          <table:table-cell office:value-type="string" calcext:value-type="string">
            <text:p><text:s text:c="20"/>J <text:s/>MN <text:s/>QRSTUVWXYZabcdefghijklmn <text:s/></text:p>
          </table:table-cell>
          <table:table-cell table:style-name="ce13" table:formula="of:=([.D10]-[.$D4])/[.$D4]" office:value-type="percentage" office:value="0.0347725139140672" calcext:value-type="percentage">
            <text:p>3.48%</text:p>
          </table:table-cell>
          <table:table-cell table:style-name="ce22" table:formula="of:=([.D10]-[.$D$10])/[.$D$1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1</text:p>
          </table:table-cell>
          <table:table-cell office:value-type="float" office:value="0.496436110710773" calcext:value-type="float">
            <text:p>0.50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099" calcext:value-type="float">
            <text:p>828.98</text:p>
          </table:table-cell>
          <table:table-cell office:value-type="float" office:value="0.474084167328384" calcext:value-type="float">
            <text:p>0.47</text:p>
          </table:table-cell>
          <table:table-cell office:value-type="float" office:value="0.518788054093163" calcext:value-type="float">
            <text:p>0.52</text:p>
          </table:table-cell>
          <table:table-cell office:value-type="string" calcext:value-type="string">
            <text:p><text:s text:c="49"/>mnop</text:p>
          </table:table-cell>
          <table:table-cell table:style-name="Default" office:value-type="string" calcext:value-type="string">
            <text:p>NA</text:p>
          </table:table-cell>
          <table:table-cell table:style-name="ce18" table:formula="of:=([.D11]-[.$D$2])/[.$D$2]" office:value-type="percentage" office:value="-0.039031918871821" calcext:value-type="percentage">
            <text:p>-3.9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92768493706229" calcext:value-type="float">
            <text:p>0.49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7041655032384" calcext:value-type="float">
            <text:p>0.47</text:p>
          </table:table-cell>
          <table:table-cell office:value-type="float" office:value="0.515120437088619" calcext:value-type="float">
            <text:p>0.52</text:p>
          </table:table-cell>
          <table:table-cell office:value-type="string" calcext:value-type="string">
            <text:p><text:s text:c="48"/>lmnop</text:p>
          </table:table-cell>
          <table:table-cell table:style-name="Default" office:value-type="string" calcext:value-type="string">
            <text:p>NA</text:p>
          </table:table-cell>
          <table:table-cell table:formula="of:=([.D12]-[.$D$3])/[.$D$3]" office:value-type="percentage" office:value="-0.0634151792203082" calcext:value-type="percentage">
            <text:p>-6.34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D</text:p>
          </table:table-cell>
          <table:table-cell office:value-type="float" office:value="0.437320385397101" calcext:value-type="float">
            <text:p>0.44</text:p>
          </table:table-cell>
          <table:table-cell office:value-type="float" office:value="0.0091613810671297" calcext:value-type="float">
            <text:p>0.01</text:p>
          </table:table-cell>
          <table:table-cell office:value-type="float" office:value="827.66575338924" calcext:value-type="float">
            <text:p>827.67</text:p>
          </table:table-cell>
          <table:table-cell office:value-type="float" office:value="0.419338112144732" calcext:value-type="float">
            <text:p>0.42</text:p>
          </table:table-cell>
          <table:table-cell office:value-type="float" office:value="0.455302658649469" calcext:value-type="float">
            <text:p>0.46</text:p>
          </table:table-cell>
          <table:table-cell office:value-type="string" calcext:value-type="string">
            <text:p><text:s text:c="16"/>FGHIJKLMNOPQRSTUVWXYZabcdefghijklm <text:s text:c="2"/></text:p>
          </table:table-cell>
          <table:table-cell table:style-name="Default" office:value-type="string" calcext:value-type="string">
            <text:p>NA</text:p>
          </table:table-cell>
          <table:table-cell table:style-name="ce20" table:formula="of:=([.D13]-[.$D$4])/[.$D$4]" office:value-type="percentage" office:value="0.0117047741031525" calcext:value-type="percentage">
            <text:p>1.17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1</text:p>
          </table:table-cell>
          <table:table-cell office:value-type="float" office:value="0.438823647995624" calcext:value-type="float">
            <text:p>0.44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16471704613235" calcext:value-type="float">
            <text:p>0.42</text:p>
          </table:table-cell>
          <table:table-cell office:value-type="float" office:value="0.461175591378013" calcext:value-type="float">
            <text:p>0.46</text:p>
          </table:table-cell>
          <table:table-cell office:value-type="string" calcext:value-type="string">
            <text:p><text:s text:c="16"/>FGHIJKLMNOPQRSTUVWXYZabcdefghijklmn <text:s/></text:p>
          </table:table-cell>
          <table:table-cell table:style-name="ce11" table:formula="of:=([.D14]-[.$D11])/[.$D11]" office:value-type="percentage" office:value="-0.1160521192398" calcext:value-type="percentage">
            <text:p>-11.61%</text:p>
          </table:table-cell>
          <table:table-cell table:style-name="ce21" table:formula="of:=([.D14]-[.$D$5])/[.$D$5]" office:value-type="percentage" office:value="-0.0680511510782669" calcext:value-type="percentage">
            <text:p>-6.8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35764918816646" calcext:value-type="float">
            <text:p>0.44</text:p>
          </table:table-cell>
          <table:table-cell office:value-type="float" office:value="0.0109068798544608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14356427329614" calcext:value-type="float">
            <text:p>0.41</text:p>
          </table:table-cell>
          <table:table-cell office:value-type="float" office:value="0.457173410303678" calcext:value-type="float">
            <text:p>0.46</text:p>
          </table:table-cell>
          <table:table-cell office:value-type="string" calcext:value-type="string">
            <text:p><text:s text:c="15"/>EFGHIJKLMNOPQRSTUVWXYZabcdefghijklmn <text:s/></text:p>
          </table:table-cell>
          <table:table-cell table:formula="of:=([.D15]-[.$D12])/[.$D12]" office:value-type="percentage" office:value="-0.115680234466383" calcext:value-type="percentage">
            <text:p>-11.57%</text:p>
          </table:table-cell>
          <table:table-cell table:formula="of:=([.D15]-[.$D$6])/[.$D$6]" office:value-type="percentage" office:value="-0.103940534498607" calcext:value-type="percentage">
            <text:p>-10.39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D</text:p>
          </table:table-cell>
          <table:table-cell office:value-type="float" office:value="0.425791804234727" calcext:value-type="float">
            <text:p>0.43</text:p>
          </table:table-cell>
          <table:table-cell office:value-type="float" office:value="0.00890543010975674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08311844132745" calcext:value-type="float">
            <text:p>0.41</text:p>
          </table:table-cell>
          <table:table-cell office:value-type="float" office:value="0.443271764336709" calcext:value-type="float">
            <text:p>0.44</text:p>
          </table:table-cell>
          <table:table-cell office:value-type="string" calcext:value-type="string">
            <text:p><text:s text:c="13"/>CDEFGHIJKLMNOPQRSTUVWXYZabcdef h <text:s text:c="7"/></text:p>
          </table:table-cell>
          <table:table-cell table:style-name="ce13" table:formula="of:=([.D16]-[.$D13])/[.$D13]" office:value-type="percentage" office:value="-0.0263618654591318" calcext:value-type="percentage">
            <text:p>-2.64%</text:p>
          </table:table-cell>
          <table:table-cell table:style-name="ce20" table:formula="of:=([.D16]-[.$D$7])/[.$D$7]" office:value-type="percentage" office:value="-0.0343944721124981" calcext:value-type="percentage">
            <text:p>-3.44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1</text:p>
          </table:table-cell>
          <table:table-cell office:value-type="float" office:value="0.47158623763096" calcext:value-type="float">
            <text:p>0.47</text:p>
          </table:table-cell>
          <table:table-cell office:value-type="float" office:value="0.0114009722996854" calcext:value-type="float">
            <text:p>0.01</text:p>
          </table:table-cell>
          <table:table-cell office:value-type="float" office:value="817.138685035058" calcext:value-type="float">
            <text:p>817.14</text:p>
          </table:table-cell>
          <table:table-cell office:value-type="float" office:value="0.449207595624614" calcext:value-type="float">
            <text:p>0.45</text:p>
          </table:table-cell>
          <table:table-cell office:value-type="float" office:value="0.493964879637305" calcext:value-type="float">
            <text:p>0.49</text:p>
          </table:table-cell>
          <table:table-cell office:value-type="string" calcext:value-type="string">
            <text:p><text:s text:c="40"/>defghijklmnop</text:p>
          </table:table-cell>
          <table:table-cell table:style-name="ce11" table:formula="of:=([.D17]-[.$D11])/[.$D11]" office:value-type="percentage" office:value="-0.0500565380794604" calcext:value-type="percentage">
            <text:p>-5.01%</text:p>
          </table:table-cell>
          <table:table-cell table:style-name="ce21" table:formula="of:=([.D17]-[.$D$8])/[.$D$8]" office:value-type="percentage" office:value="-0.0423255980804654" calcext:value-type="percentage">
            <text:p>-4.2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87786928449993" calcext:value-type="float">
            <text:p>0.49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65434985067604" calcext:value-type="float">
            <text:p>0.47</text:p>
          </table:table-cell>
          <table:table-cell office:value-type="float" office:value="0.510138871832383" calcext:value-type="float">
            <text:p>0.51</text:p>
          </table:table-cell>
          <table:table-cell office:value-type="string" calcext:value-type="string">
            <text:p><text:s text:c="46"/>jklmnop</text:p>
          </table:table-cell>
          <table:table-cell table:formula="of:=([.D18]-[.$D12])/[.$D12]" office:value-type="percentage" office:value="-0.0101093420538486" calcext:value-type="percentage">
            <text:p>-1.01%</text:p>
          </table:table-cell>
          <table:table-cell table:formula="of:=([.D18]-[.$D$9])/[.$D$9]" office:value-type="percentage" office:value="-0.0136419618832704" calcext:value-type="percentage">
            <text:p>-1.36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D</text:p>
          </table:table-cell>
          <table:table-cell office:value-type="float" office:value="0.457358206281313" calcext:value-type="float">
            <text:p>0.46</text:p>
          </table:table-cell>
          <table:table-cell office:value-type="float" office:value="0.00890543010975673" calcext:value-type="float">
            <text:p>0.01</text:p>
          </table:table-cell>
          <table:table-cell office:value-type="float" office:value="825.210125830378" calcext:value-type="float">
            <text:p>825.21</text:p>
          </table:table-cell>
          <table:table-cell office:value-type="float" office:value="0.439878246179331" calcext:value-type="float">
            <text:p>0.44</text:p>
          </table:table-cell>
          <table:table-cell office:value-type="float" office:value="0.474838166383294" calcext:value-type="float">
            <text:p>0.47</text:p>
          </table:table-cell>
          <table:table-cell office:value-type="string" calcext:value-type="string">
            <text:p><text:s text:c="35"/>Y <text:s text:c="2"/>cdefghijklmn <text:s/></text:p>
          </table:table-cell>
          <table:table-cell table:style-name="ce13" table:formula="of:=([.D19]-[.$D13])/[.$D13]" office:value-type="percentage" office:value="0.0458195445566" calcext:value-type="percentage">
            <text:p>4.58%</text:p>
          </table:table-cell>
          <table:table-cell table:style-name="ce22" table:formula="of:=([.D19]-[.$D$10])/[.$D$10]" office:value-type="percentage" office:value="0.02250553802994" calcext:value-type="percentage">
            <text:p>2.25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1</text:p>
          </table:table-cell>
          <table:table-cell office:value-type="float" office:value="0.461617928892592" calcext:value-type="float">
            <text:p>0.46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149" calcext:value-type="float">
            <text:p>828.98</text:p>
          </table:table-cell>
          <table:table-cell office:value-type="float" office:value="0.439265985510203" calcext:value-type="float">
            <text:p>0.44</text:p>
          </table:table-cell>
          <table:table-cell office:value-type="float" office:value="0.483969872274981" calcext:value-type="float">
            <text:p>0.48</text:p>
          </table:table-cell>
          <table:table-cell office:value-type="string" calcext:value-type="string">
            <text:p><text:s text:c="30"/>TU <text:s text:c="3"/>Zabcdefghijklmno </text:p>
          </table:table-cell>
          <table:table-cell table:style-name="Default" office:value-type="string" calcext:value-type="string">
            <text:p>NA</text:p>
          </table:table-cell>
          <table:table-cell table:style-name="ce18" table:formula="of:=([.D20]-[.$D$2])/[.$D$2]" office:value-type="percentage" office:value="-0.106430644807137" calcext:value-type="percentage">
            <text:p>-10.6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42132130069866" calcext:value-type="float">
            <text:p>0.44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19780186687477" calcext:value-type="float">
            <text:p>0.42</text:p>
          </table:table-cell>
          <table:table-cell office:value-type="float" office:value="0.464484073452255" calcext:value-type="float">
            <text:p>0.46</text:p>
          </table:table-cell>
          <table:table-cell office:value-type="string" calcext:value-type="string">
            <text:p><text:s text:c="16"/>FGHIJKLMNOPQRSTUVWXYZabcdefghijklmn <text:s/></text:p>
          </table:table-cell>
          <table:table-cell table:style-name="Default" office:value-type="string" calcext:value-type="string">
            <text:p>NA</text:p>
          </table:table-cell>
          <table:table-cell table:formula="of:=([.D21]-[.$D$3])/[.$D$3]" office:value-type="percentage" office:value="-0.159657634180449" calcext:value-type="percentage">
            <text:p>-15.97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D</text:p>
          </table:table-cell>
          <table:table-cell office:value-type="float" office:value="0.425026267750042" calcext:value-type="float">
            <text:p>0.43</text:p>
          </table:table-cell>
          <table:table-cell office:value-type="float" office:value="0.00916138106712969" calcext:value-type="float">
            <text:p>0.01</text:p>
          </table:table-cell>
          <table:table-cell office:value-type="float" office:value="827.66575338924" calcext:value-type="float">
            <text:p>827.67</text:p>
          </table:table-cell>
          <table:table-cell office:value-type="float" office:value="0.407043994497673" calcext:value-type="float">
            <text:p>0.41</text:p>
          </table:table-cell>
          <table:table-cell office:value-type="float" office:value="0.443008541002411" calcext:value-type="float">
            <text:p>0.44</text:p>
          </table:table-cell>
          <table:table-cell office:value-type="string" calcext:value-type="string">
            <text:p><text:s text:c="10"/>0 B D FGHIJKLMNOPQRSTUVWXYZabcdefghi <text:s text:c="6"/></text:p>
          </table:table-cell>
          <table:table-cell table:style-name="Default" office:value-type="string" calcext:value-type="string">
            <text:p>NA</text:p>
          </table:table-cell>
          <table:table-cell table:style-name="ce20" table:formula="of:=([.D22]-[.$D$4])/[.$D$4]" office:value-type="percentage" office:value="-0.0167366567842307" calcext:value-type="percentage">
            <text:p>-1.67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1</text:p>
          </table:table-cell>
          <table:table-cell office:value-type="float" office:value="0.419550920722897" calcext:value-type="float">
            <text:p>0.42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397198977340508" calcext:value-type="float">
            <text:p>0.40</text:p>
          </table:table-cell>
          <table:table-cell office:value-type="float" office:value="0.441902864105286" calcext:value-type="float">
            <text:p>0.44</text:p>
          </table:table-cell>
          <table:table-cell office:value-type="string" calcext:value-type="string">
            <text:p><text:s text:c="8"/>890ABCDEFGHIJKLMNOPQRSTUVWXYZabcdefghi <text:s text:c="6"/></text:p>
          </table:table-cell>
          <table:table-cell table:style-name="ce11" table:formula="of:=([.D23]-[.$D20])/[.$D20]" office:value-type="percentage" office:value="-0.0911294937582094" calcext:value-type="percentage">
            <text:p>-9.11%</text:p>
          </table:table-cell>
          <table:table-cell table:style-name="ce21" table:formula="of:=([.D23]-[.$D$5])/[.$D$5]" office:value-type="percentage" office:value="-0.108981479421874" calcext:value-type="percentage">
            <text:p>-10.9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35014918816646" calcext:value-type="float">
            <text:p>0.44</text:p>
          </table:table-cell>
          <table:table-cell office:value-type="float" office:value="0.0109068798544608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13606427329615" calcext:value-type="float">
            <text:p>0.41</text:p>
          </table:table-cell>
          <table:table-cell office:value-type="float" office:value="0.456423410303678" calcext:value-type="float">
            <text:p>0.46</text:p>
          </table:table-cell>
          <table:table-cell office:value-type="string" calcext:value-type="string">
            <text:p><text:s text:c="15"/>EFGHIJKLMNOPQRSTUVWXYZabcdefghijklmn <text:s/></text:p>
          </table:table-cell>
          <table:table-cell table:formula="of:=([.D24]-[.$D21])/[.$D21]" office:value-type="percentage" office:value="-0.0160974757751609" calcext:value-type="percentage">
            <text:p>-1.61%</text:p>
          </table:table-cell>
          <table:table-cell table:formula="of:=([.D24]-[.$D$6])/[.$D$6]" office:value-type="percentage" office:value="-0.105482752722486" calcext:value-type="percentage">
            <text:p>-10.55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D</text:p>
          </table:table-cell>
          <table:table-cell office:value-type="float" office:value="0.42312513756806" calcext:value-type="float">
            <text:p>0.42</text:p>
          </table:table-cell>
          <table:table-cell office:value-type="float" office:value="0.00890543010975674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05645177466079" calcext:value-type="float">
            <text:p>0.41</text:p>
          </table:table-cell>
          <table:table-cell office:value-type="float" office:value="0.440605097670042" calcext:value-type="float">
            <text:p>0.44</text:p>
          </table:table-cell>
          <table:table-cell office:value-type="string" calcext:value-type="string">
            <text:p><text:s text:c="9"/>90ABCDEFGHIJKLMNOPQRSTUVWXYZabcde <text:s/>h <text:s text:c="7"/></text:p>
          </table:table-cell>
          <table:table-cell table:style-name="ce13" table:formula="of:=([.D25]-[.$D22])/[.$D22]" office:value-type="percentage" office:value="-0.00447297102846388" calcext:value-type="percentage">
            <text:p>-0.45%</text:p>
          </table:table-cell>
          <table:table-cell table:style-name="ce20" table:formula="of:=([.D25]-[.$D$7])/[.$D$7]" office:value-type="percentage" office:value="-0.0404419066773671" calcext:value-type="percentage">
            <text:p>-4.04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1</text:p>
          </table:table-cell>
          <table:table-cell office:value-type="float" office:value="0.41140441944914" calcext:value-type="float">
            <text:p>0.41</text:p>
          </table:table-cell>
          <table:table-cell office:value-type="float" office:value="0.0114009722996854" calcext:value-type="float">
            <text:p>0.01</text:p>
          </table:table-cell>
          <table:table-cell office:value-type="float" office:value="817.138685035058" calcext:value-type="float">
            <text:p>817.14</text:p>
          </table:table-cell>
          <table:table-cell office:value-type="float" office:value="0.389025777442795" calcext:value-type="float">
            <text:p>0.39</text:p>
          </table:table-cell>
          <table:table-cell office:value-type="float" office:value="0.433783061455486" calcext:value-type="float">
            <text:p>0.43</text:p>
          </table:table-cell>
          <table:table-cell office:value-type="string" calcext:value-type="string">
            <text:p><text:s text:c="8"/>890ABCDEFGHIJKLMNOPQRSTUVWXYZabcde <text:s text:c="10"/></text:p>
          </table:table-cell>
          <table:table-cell table:style-name="ce11" table:formula="of:=([.D26]-[.$D20])/[.$D20]" office:value-type="percentage" office:value="-0.108777207947518" calcext:value-type="percentage">
            <text:p>-10.88%</text:p>
          </table:table-cell>
          <table:table-cell table:style-name="ce21" table:formula="of:=([.D26]-[.$D$8])/[.$D$8]" office:value-type="percentage" office:value="-0.164539908284332" calcext:value-type="percentage">
            <text:p>-16.4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37877837540903" calcext:value-type="float">
            <text:p>0.44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15525894158513" calcext:value-type="float">
            <text:p>0.42</text:p>
          </table:table-cell>
          <table:table-cell office:value-type="float" office:value="0.460229780923292" calcext:value-type="float">
            <text:p>0.46</text:p>
          </table:table-cell>
          <table:table-cell office:value-type="string" calcext:value-type="string">
            <text:p><text:s text:c="15"/>EFGHIJKLMNOPQRSTUVWXYZabcdefghijklmn <text:s/></text:p>
          </table:table-cell>
          <table:table-cell table:formula="of:=([.D27]-[.$D21])/[.$D21]" office:value-type="percentage" office:value="-0.00962221978368935" calcext:value-type="percentage">
            <text:p>-0.96%</text:p>
          </table:table-cell>
          <table:table-cell table:formula="of:=([.D27]-[.$D$9])/[.$D$9]" office:value-type="percentage" office:value="-0.11456355309874" calcext:value-type="percentage">
            <text:p>-11.46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D</text:p>
          </table:table-cell>
          <table:table-cell office:value-type="float" office:value="0.423580428503535" calcext:value-type="float">
            <text:p>0.42</text:p>
          </table:table-cell>
          <table:table-cell office:value-type="float" office:value="0.00890543010975674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06100468401553" calcext:value-type="float">
            <text:p>0.41</text:p>
          </table:table-cell>
          <table:table-cell office:value-type="float" office:value="0.441060388605517" calcext:value-type="float">
            <text:p>0.44</text:p>
          </table:table-cell>
          <table:table-cell office:value-type="string" calcext:value-type="string">
            <text:p><text:s text:c="11"/>AB <text:s/>EFGHIJKLMNOPQRSTUVWXYZabcde <text:s/>h <text:s text:c="7"/></text:p>
          </table:table-cell>
          <table:table-cell table:style-name="ce13" table:formula="of:=([.D28]-[.$D22])/[.$D22]" office:value-type="percentage" office:value="-0.00340176444660894" calcext:value-type="percentage">
            <text:p>-0.34%</text:p>
          </table:table-cell>
          <table:table-cell table:style-name="ce22" table:formula="of:=([.D28]-[.$D$10])/[.$D$10]" office:value-type="percentage" office:value="-0.0530106861588503" calcext:value-type="percentage">
            <text:p>-5.3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1</text:p>
          </table:table-cell>
          <table:table-cell office:value-type="float" office:value="0.483163383438046" calcext:value-type="float">
            <text:p>0.48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3" calcext:value-type="float">
            <text:p>828.98</text:p>
          </table:table-cell>
          <table:table-cell office:value-type="float" office:value="0.460811440055657" calcext:value-type="float">
            <text:p>0.46</text:p>
          </table:table-cell>
          <table:table-cell office:value-type="float" office:value="0.505515326820436" calcext:value-type="float">
            <text:p>0.51</text:p>
          </table:table-cell>
          <table:table-cell office:value-type="string" calcext:value-type="string">
            <text:p><text:s text:c="42"/>fghijklmnop</text:p>
          </table:table-cell>
          <table:table-cell table:style-name="Default" office:value-type="string" calcext:value-type="string">
            <text:p>NA</text:p>
          </table:table-cell>
          <table:table-cell table:style-name="ce18" table:formula="of:=([.D29]-[.$D$2])/[.$D$2]" office:value-type="percentage" office:value="-0.0647243835886777" calcext:value-type="percentage">
            <text:p>-6.4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C3</text:p>
          </table:table-cell>
          <table:table-cell office:value-type="float" office:value="0.404223039160775" calcext:value-type="float">
            <text:p>0.40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381871095778386" calcext:value-type="float">
            <text:p>0.38</text:p>
          </table:table-cell>
          <table:table-cell office:value-type="float" office:value="0.426574982543164" calcext:value-type="float">
            <text:p>0.43</text:p>
          </table:table-cell>
          <table:table-cell office:value-type="string" calcext:value-type="string">
            <text:p><text:s text:c="8"/>890ABCDEFGHIJKLMNOPQRSTUVWXYZabcd <text:s text:c="11"/></text:p>
          </table:table-cell>
          <table:table-cell table:style-name="Default" office:value-type="string" calcext:value-type="string">
            <text:p>NA</text:p>
          </table:table-cell>
          <table:table-cell table:formula="of:=([.D30]-[.$D$3])/[.$D$3]" office:value-type="percentage" office:value="-0.231709885021346" calcext:value-type="percentage">
            <text:p>-23.17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D</text:p>
          </table:table-cell>
          <table:table-cell office:value-type="float" office:value="0.45596744422063" calcext:value-type="float">
            <text:p>0.46</text:p>
          </table:table-cell>
          <table:table-cell office:value-type="float" office:value="0.00916138106712971" calcext:value-type="float">
            <text:p>0.01</text:p>
          </table:table-cell>
          <table:table-cell office:value-type="float" office:value="827.66575338924" calcext:value-type="float">
            <text:p>827.67</text:p>
          </table:table-cell>
          <table:table-cell office:value-type="float" office:value="0.437985170968261" calcext:value-type="float">
            <text:p>0.44</text:p>
          </table:table-cell>
          <table:table-cell office:value-type="float" office:value="0.473949717472999" calcext:value-type="float">
            <text:p>0.47</text:p>
          </table:table-cell>
          <table:table-cell office:value-type="string" calcext:value-type="string">
            <text:p><text:s text:c="29"/>S U <text:s/>XY a cdefghijklmn <text:s/></text:p>
          </table:table-cell>
          <table:table-cell table:style-name="Default" office:value-type="string" calcext:value-type="string">
            <text:p>NA</text:p>
          </table:table-cell>
          <table:table-cell table:style-name="ce20" table:formula="of:=([.D31]-[.$D$4])/[.$D$4]" office:value-type="percentage" office:value="0.0548432123390381" calcext:value-type="percentage">
            <text:p>5.48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1</text:p>
          </table:table-cell>
          <table:table-cell office:value-type="float" office:value="0.461460011631988" calcext:value-type="float">
            <text:p>0.46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39108068249599" calcext:value-type="float">
            <text:p>0.44</text:p>
          </table:table-cell>
          <table:table-cell office:value-type="float" office:value="0.483811955014377" calcext:value-type="float">
            <text:p>0.48</text:p>
          </table:table-cell>
          <table:table-cell office:value-type="string" calcext:value-type="string">
            <text:p><text:s text:c="28"/>RSTUVWXYZabcdefghijklmno </text:p>
          </table:table-cell>
          <table:table-cell table:style-name="ce11" table:formula="of:=([.D32]-[.$D29])/[.$D29]" office:value-type="percentage" office:value="-0.0449193224280022" calcext:value-type="percentage">
            <text:p>-4.49%</text:p>
          </table:table-cell>
          <table:table-cell table:style-name="ce21" table:formula="of:=([.D32]-[.$D$5])/[.$D$5]" office:value-type="percentage" office:value="-0.0199773220331795" calcext:value-type="percentage">
            <text:p>-2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C3</text:p>
          </table:table-cell>
          <table:table-cell office:value-type="float" office:value="0.396681585483313" calcext:value-type="float">
            <text:p>0.40</text:p>
          </table:table-cell>
          <table:table-cell office:value-type="float" office:value="0.0109068798544608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375273093996281" calcext:value-type="float">
            <text:p>0.38</text:p>
          </table:table-cell>
          <table:table-cell office:value-type="float" office:value="0.418090076970345" calcext:value-type="float">
            <text:p>0.42</text:p>
          </table:table-cell>
          <table:table-cell office:value-type="string" calcext:value-type="string">
            <text:p><text:s text:c="8"/>890ABCDEFGHIJKLMNOPQRSTU WX Za <text:s text:c="14"/></text:p>
          </table:table-cell>
          <table:table-cell table:formula="of:=([.D33]-[.$D30])/[.$D30]" office:value-type="percentage" office:value="-0.018656664630297" calcext:value-type="percentage">
            <text:p>-1.87%</text:p>
          </table:table-cell>
          <table:table-cell table:formula="of:=([.D33]-[.$D$6])/[.$D$6]" office:value-type="percentage" office:value="-0.184307239720729" calcext:value-type="percentage">
            <text:p>-18.43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D</text:p>
          </table:table-cell>
          <table:table-cell office:value-type="float" office:value="0.478014026456949" calcext:value-type="float">
            <text:p>0.48</text:p>
          </table:table-cell>
          <table:table-cell office:value-type="float" office:value="0.00890543010975677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60534066354967" calcext:value-type="float">
            <text:p>0.46</text:p>
          </table:table-cell>
          <table:table-cell office:value-type="float" office:value="0.495493986558931" calcext:value-type="float">
            <text:p>0.50</text:p>
          </table:table-cell>
          <table:table-cell office:value-type="string" calcext:value-type="string">
            <text:p><text:s text:c="43"/>g ijklmnop</text:p>
          </table:table-cell>
          <table:table-cell table:style-name="ce13" table:formula="of:=([.D34]-[.$D31])/[.$D31]" office:value-type="percentage" office:value="0.0483512200613412" calcext:value-type="percentage">
            <text:p>4.84%</text:p>
          </table:table-cell>
          <table:table-cell table:style-name="ce20" table:formula="of:=([.D34]-[.$D$7])/[.$D$7]" office:value-type="percentage" office:value="0.0840344547828365" calcext:value-type="percentage">
            <text:p>8.4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1</text:p>
          </table:table-cell>
          <table:table-cell office:value-type="float" office:value="0.453131692176413" calcext:value-type="float">
            <text:p>0.45</text:p>
          </table:table-cell>
          <table:table-cell office:value-type="float" office:value="0.0114009722996854" calcext:value-type="float">
            <text:p>0.01</text:p>
          </table:table-cell>
          <table:table-cell office:value-type="float" office:value="817.138685035058" calcext:value-type="float">
            <text:p>817.14</text:p>
          </table:table-cell>
          <table:table-cell office:value-type="float" office:value="0.430753050170068" calcext:value-type="float">
            <text:p>0.43</text:p>
          </table:table-cell>
          <table:table-cell office:value-type="float" office:value="0.475510334182759" calcext:value-type="float">
            <text:p>0.48</text:p>
          </table:table-cell>
          <table:table-cell office:value-type="string" calcext:value-type="string">
            <text:p><text:s text:c="18"/>HI KLM O QRSTUVWXYZabcdefghijklmno </text:p>
          </table:table-cell>
          <table:table-cell table:style-name="ce11" table:formula="of:=([.D35]-[.$D29])/[.$D29]" office:value-type="percentage" office:value="-0.0621563891036951" calcext:value-type="percentage">
            <text:p>-6.22%</text:p>
          </table:table-cell>
          <table:table-cell table:style-name="ce21" table:formula="of:=([.D35]-[.$D$8])/[.$D$8]" office:value-type="percentage" office:value="-0.0798021916928315" calcext:value-type="percentage">
            <text:p>-7.9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C3</text:p>
          </table:table-cell>
          <table:table-cell office:value-type="float" office:value="0.394241473904539" calcext:value-type="float">
            <text:p>0.39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37188953052215" calcext:value-type="float">
            <text:p>0.37</text:p>
          </table:table-cell>
          <table:table-cell office:value-type="float" office:value="0.416593417286928" calcext:value-type="float">
            <text:p>0.42</text:p>
          </table:table-cell>
          <table:table-cell office:value-type="string" calcext:value-type="string">
            <text:p><text:s text:c="8"/>890ABCDEFGHIJKLMNOPQRSTU <text:s text:c="20"/></text:p>
          </table:table-cell>
          <table:table-cell table:formula="of:=([.D36]-[.$D30])/[.$D30]" office:value-type="percentage" office:value="-0.0246932121359514" calcext:value-type="percentage">
            <text:p>-2.47%</text:p>
          </table:table-cell>
          <table:table-cell table:formula="of:=([.D36]-[.$D$9])/[.$D$9]" office:value-type="percentage" office:value="-0.202801009899152" calcext:value-type="percentage">
            <text:p>-20.28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D</text:p>
          </table:table-cell>
          <table:table-cell office:value-type="float" office:value="0.476969317392424" calcext:value-type="float">
            <text:p>0.48</text:p>
          </table:table-cell>
          <table:table-cell office:value-type="float" office:value="0.00890543010975675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59489357290442" calcext:value-type="float">
            <text:p>0.46</text:p>
          </table:table-cell>
          <table:table-cell office:value-type="float" office:value="0.494449277494406" calcext:value-type="float">
            <text:p>0.49</text:p>
          </table:table-cell>
          <table:table-cell office:value-type="string" calcext:value-type="string">
            <text:p><text:s text:c="42"/>f <text:s/>ijklmnop</text:p>
          </table:table-cell>
          <table:table-cell table:style-name="ce13" table:formula="of:=([.D37]-[.$D31])/[.$D31]" office:value-type="percentage" office:value="0.0460600278331095" calcext:value-type="percentage">
            <text:p>4.61%</text:p>
          </table:table-cell>
          <table:table-cell table:style-name="ce22" table:formula="of:=([.D37]-[.$D$10])/[.$D$10]" office:value-type="percentage" office:value="0.0663496616132338" calcext:value-type="percentage">
            <text:p>6.63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1</text:p>
          </table:table-cell>
          <table:table-cell office:value-type="float" office:value="0.454890656165319" calcext:value-type="float">
            <text:p>0.45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401" calcext:value-type="float">
            <text:p>828.98</text:p>
          </table:table-cell>
          <table:table-cell office:value-type="float" office:value="0.43253871278293" calcext:value-type="float">
            <text:p>0.43</text:p>
          </table:table-cell>
          <table:table-cell office:value-type="float" office:value="0.477242599547709" calcext:value-type="float">
            <text:p>0.48</text:p>
          </table:table-cell>
          <table:table-cell office:value-type="string" calcext:value-type="string">
            <text:p><text:s text:c="24"/>NOPQRSTUVWXYZabcdefghijklmn <text:s/></text:p>
          </table:table-cell>
          <table:table-cell table:style-name="Default" office:value-type="string" calcext:value-type="string">
            <text:p>NA</text:p>
          </table:table-cell>
          <table:table-cell table:style-name="ce23" table:formula="of:=([.D38]-[.$D$2])/[.$D$2]" office:value-type="percentage" office:value="-0.119452852951298" calcext:value-type="percentage">
            <text:p>-11.9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C3</text:p>
          </table:table-cell>
          <table:table-cell office:value-type="float" office:value="0.255950311888048" calcext:value-type="float">
            <text:p>0.26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233598368505658" calcext:value-type="float">
            <text:p>0.23</text:p>
          </table:table-cell>
          <table:table-cell office:value-type="float" office:value="0.278302255270437" calcext:value-type="float">
            <text:p>0.28</text:p>
          </table:table-cell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NA</text:p>
          </table:table-cell>
          <table:table-cell table:formula="of:=([.D39]-[.$D$3])/[.$D$3]" office:value-type="percentage" office:value="-0.513525763010559" calcext:value-type="percentage">
            <text:p>-51.35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D</text:p>
          </table:table-cell>
          <table:table-cell office:value-type="float" office:value="0.403202738338278" calcext:value-type="float">
            <text:p>0.40</text:p>
          </table:table-cell>
          <table:table-cell office:value-type="float" office:value="0.0091613810671297" calcext:value-type="float">
            <text:p>0.01</text:p>
          </table:table-cell>
          <table:table-cell office:value-type="float" office:value="827.66575338924" calcext:value-type="float">
            <text:p>827.67</text:p>
          </table:table-cell>
          <table:table-cell office:value-type="float" office:value="0.385220465085909" calcext:value-type="float">
            <text:p>0.39</text:p>
          </table:table-cell>
          <table:table-cell office:value-type="float" office:value="0.421185011590646" calcext:value-type="float">
            <text:p>0.42</text:p>
          </table:table-cell>
          <table:table-cell office:value-type="string" calcext:value-type="string">
            <text:p><text:s text:c="8"/>890ABCDEFGHIJKLMNOPQR T VW <text:s/>Z b <text:s text:c="13"/></text:p>
          </table:table-cell>
          <table:table-cell table:style-name="Default" office:value-type="string" calcext:value-type="string">
            <text:p>NA</text:p>
          </table:table-cell>
          <table:table-cell table:style-name="ce20" table:formula="of:=([.D40]-[.$D$4])/[.$D$4]" office:value-type="percentage" office:value="-0.0672235986943678" calcext:value-type="percentage">
            <text:p>-6.72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1</text:p>
          </table:table-cell>
          <table:table-cell office:value-type="float" office:value="0.462732738904716" calcext:value-type="float">
            <text:p>0.46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40380795522327" calcext:value-type="float">
            <text:p>0.44</text:p>
          </table:table-cell>
          <table:table-cell office:value-type="float" office:value="0.485084682287105" calcext:value-type="float">
            <text:p>0.49</text:p>
          </table:table-cell>
          <table:table-cell office:value-type="string" calcext:value-type="string">
            <text:p><text:s text:c="32"/>VWXYZabcdefghijklmnop</text:p>
          </table:table-cell>
          <table:table-cell table:style-name="ce11" table:formula="of:=([.D41]-[.$D38])/[.$D38]" office:value-type="percentage" office:value="0.0172394896072497" calcext:value-type="percentage">
            <text:p>1.72%</text:p>
          </table:table-cell>
          <table:table-cell table:style-name="ce21" table:formula="of:=([.D41]-[.$D$5])/[.$D$5]" office:value-type="percentage" office:value="-0.0172743758218076" calcext:value-type="percentage">
            <text:p>-1.7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C3</text:p>
          </table:table-cell>
          <table:table-cell office:value-type="float" office:value="0.318764918816646" calcext:value-type="float">
            <text:p>0.32</text:p>
          </table:table-cell>
          <table:table-cell office:value-type="float" office:value="0.0109068798544608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297356427329614" calcext:value-type="float">
            <text:p>0.30</text:p>
          </table:table-cell>
          <table:table-cell office:value-type="float" office:value="0.340173410303678" calcext:value-type="float">
            <text:p>0.34</text:p>
          </table:table-cell>
          <table:table-cell office:value-type="float" office:value="3456" calcext:value-type="float">
            <text:p>3456</text:p>
          </table:table-cell>
          <table:table-cell table:formula="of:=([.D42]-[.$D39])/[.$D39]" office:value-type="percentage" office:value="0.245417192365341" calcext:value-type="percentage">
            <text:p>24.54%</text:p>
          </table:table-cell>
          <table:table-cell table:formula="of:=([.D42]-[.$D$6])/[.$D$6]" office:value-type="percentage" office:value="-0.344526577423681" calcext:value-type="percentage">
            <text:p>-34.45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D</text:p>
          </table:table-cell>
          <table:table-cell office:value-type="float" office:value="0.456236248679171" calcext:value-type="float">
            <text:p>0.46</text:p>
          </table:table-cell>
          <table:table-cell office:value-type="float" office:value="0.00890543010975671" calcext:value-type="float">
            <text:p>0.01</text:p>
          </table:table-cell>
          <table:table-cell office:value-type="float" office:value="825.210125830378" calcext:value-type="float">
            <text:p>825.21</text:p>
          </table:table-cell>
          <table:table-cell office:value-type="float" office:value="0.43875628857719" calcext:value-type="float">
            <text:p>0.44</text:p>
          </table:table-cell>
          <table:table-cell office:value-type="float" office:value="0.473716208781153" calcext:value-type="float">
            <text:p>0.47</text:p>
          </table:table-cell>
          <table:table-cell office:value-type="string" calcext:value-type="string">
            <text:p><text:s text:c="32"/>V <text:s/>Y <text:s/>bcdefghijklmn <text:s/></text:p>
          </table:table-cell>
          <table:table-cell table:style-name="ce13" table:formula="of:=([.D43]-[.$D40])/[.$D40]" office:value-type="percentage" office:value="0.131530630370866" calcext:value-type="percentage">
            <text:p>13.15%</text:p>
          </table:table-cell>
          <table:table-cell table:style-name="ce20" table:formula="of:=([.D43]-[.$D$7])/[.$D$7]" office:value-type="percentage" office:value="0.0346470725030792" calcext:value-type="percentage">
            <text:p>3.46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1</text:p>
          </table:table-cell>
          <table:table-cell office:value-type="float" office:value="0.447313510358232" calcext:value-type="float">
            <text:p>0.45</text:p>
          </table:table-cell>
          <table:table-cell office:value-type="float" office:value="0.0114009722996854" calcext:value-type="float">
            <text:p>0.01</text:p>
          </table:table-cell>
          <table:table-cell office:value-type="float" office:value="817.138685035058" calcext:value-type="float">
            <text:p>817.14</text:p>
          </table:table-cell>
          <table:table-cell office:value-type="float" office:value="0.424934868351886" calcext:value-type="float">
            <text:p>0.42</text:p>
          </table:table-cell>
          <table:table-cell office:value-type="float" office:value="0.469692152364577" calcext:value-type="float">
            <text:p>0.47</text:p>
          </table:table-cell>
          <table:table-cell office:value-type="string" calcext:value-type="string">
            <text:p><text:s text:c="16"/>FGHIJKLMNOPQRSTUVWXYZabcdefghijklmn <text:s/></text:p>
          </table:table-cell>
          <table:table-cell table:style-name="ce11" table:formula="of:=([.D44]-[.$D38])/[.$D38]" office:value-type="percentage" office:value="-0.0166570706704806" calcext:value-type="percentage">
            <text:p>-1.67%</text:p>
          </table:table-cell>
          <table:table-cell table:style-name="ce21" table:formula="of:=([.D44]-[.$D$8])/[.$D$8]" office:value-type="percentage" office:value="-0.0916174724376142" calcext:value-type="percentage">
            <text:p>-9.1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C3</text:p>
          </table:table-cell>
          <table:table-cell office:value-type="float" office:value="0.286423292086357" calcext:value-type="float">
            <text:p>0.29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264071348703968" calcext:value-type="float">
            <text:p>0.26</text:p>
          </table:table-cell>
          <table:table-cell office:value-type="float" office:value="0.308775235468746" calcext:value-type="float">
            <text:p>0.31</text:p>
          </table:table-cell>
          <table:table-cell office:value-type="float" office:value="234" calcext:value-type="float">
            <text:p>234</text:p>
          </table:table-cell>
          <table:table-cell table:formula="of:=([.D45]-[.$D39])/[.$D39]" office:value-type="percentage" office:value="0.119058187401771" calcext:value-type="percentage">
            <text:p>11.91%</text:p>
          </table:table-cell>
          <table:table-cell table:formula="of:=([.D45]-[.$D$9])/[.$D$9]" office:value-type="percentage" office:value="-0.42082105941017" calcext:value-type="percentage">
            <text:p>-42.08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D</text:p>
          </table:table-cell>
          <table:table-cell office:value-type="float" office:value="0.426080428503535" calcext:value-type="float">
            <text:p>0.43</text:p>
          </table:table-cell>
          <table:table-cell office:value-type="float" office:value="0.00890543010975672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08600468401553" calcext:value-type="float">
            <text:p>0.41</text:p>
          </table:table-cell>
          <table:table-cell office:value-type="float" office:value="0.443560388605516" calcext:value-type="float">
            <text:p>0.44</text:p>
          </table:table-cell>
          <table:table-cell office:value-type="string" calcext:value-type="string">
            <text:p><text:s text:c="15"/>EFGHIJKLMNOPQRSTUVWXYZabcde gh <text:s text:c="7"/></text:p>
          </table:table-cell>
          <table:table-cell table:style-name="ce13" table:formula="of:=([.D46]-[.$D40])/[.$D40]" office:value-type="percentage" office:value="0.0567399176393072" calcext:value-type="percentage">
            <text:p>5.67%</text:p>
          </table:table-cell>
          <table:table-cell table:style-name="ce22" table:formula="of:=([.D46]-[.$D$10])/[.$D$10]" office:value-type="percentage" office:value="-0.047421491934351" calcext:value-type="percentage">
            <text:p>-4.74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1</text:p>
          </table:table-cell>
          <table:table-cell office:value-type="float" office:value="0.443163383438046" calcext:value-type="float">
            <text:p>0.44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451" calcext:value-type="float">
            <text:p>828.98</text:p>
          </table:table-cell>
          <table:table-cell office:value-type="float" office:value="0.420811440055657" calcext:value-type="float">
            <text:p>0.42</text:p>
          </table:table-cell>
          <table:table-cell office:value-type="float" office:value="0.465515326820435" calcext:value-type="float">
            <text:p>0.47</text:p>
          </table:table-cell>
          <table:table-cell table:style-name="ce1" office:value-type="string" calcext:value-type="string">
            <text:p><text:s text:c="16"/>FGHIJKLMNOPQRSTUVWXYZabcdefghijklmn <text:s/></text:p>
          </table:table-cell>
          <table:table-cell table:style-name="Default" office:value-type="string" calcext:value-type="string">
            <text:p>NA</text:p>
          </table:table-cell>
          <table:table-cell table:style-name="ce18" table:formula="of:=([.D47]-[.$D$2])/[.$D$2]" office:value-type="percentage" office:value="-0.142153729310713" calcext:value-type="percentage">
            <text:p>-14.2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C3</text:p>
          </table:table-cell>
          <table:table-cell office:value-type="float" office:value="0.243495766433503" calcext:value-type="float">
            <text:p>0.24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221143823051113" calcext:value-type="float">
            <text:p>0.22</text:p>
          </table:table-cell>
          <table:table-cell office:value-type="float" office:value="0.265847709815892" calcext:value-type="float">
            <text:p>0.27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NA</text:p>
          </table:table-cell>
          <table:table-cell table:formula="of:=([.D48]-[.$D$3])/[.$D$3]" office:value-type="percentage" office:value="-0.537197605612963" calcext:value-type="percentage">
            <text:p>-53.72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D</text:p>
          </table:table-cell>
          <table:table-cell office:value-type="float" office:value="0.418496855985336" calcext:value-type="float">
            <text:p>0.42</text:p>
          </table:table-cell>
          <table:table-cell office:value-type="float" office:value="0.0091613810671297" calcext:value-type="float">
            <text:p>0.01</text:p>
          </table:table-cell>
          <table:table-cell office:value-type="float" office:value="827.66575338929" calcext:value-type="float">
            <text:p>827.67</text:p>
          </table:table-cell>
          <table:table-cell office:value-type="float" office:value="0.400514582732968" calcext:value-type="float">
            <text:p>0.40</text:p>
          </table:table-cell>
          <table:table-cell office:value-type="float" office:value="0.436479129237705" calcext:value-type="float">
            <text:p>0.44</text:p>
          </table:table-cell>
          <table:table-cell office:value-type="string" calcext:value-type="string">
            <text:p><text:s text:c="8"/>890ABCDEFGHIJKLMNOPQRSTUVWXYZabcde <text:s text:c="10"/></text:p>
          </table:table-cell>
          <table:table-cell table:style-name="Default" office:value-type="string" calcext:value-type="string">
            <text:p>NA</text:p>
          </table:table-cell>
          <table:table-cell table:style-name="ce20" table:formula="of:=([.D49]-[.$D$4])/[.$D$4]" office:value-type="percentage" office:value="-0.0318419143368601" calcext:value-type="percentage">
            <text:p>-3.18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1</text:p>
          </table:table-cell>
          <table:table-cell office:value-type="float" office:value="0.46927819345017" calcext:value-type="float">
            <text:p>0.47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4692625006778" calcext:value-type="float">
            <text:p>0.45</text:p>
          </table:table-cell>
          <table:table-cell office:value-type="float" office:value="0.491630136832559" calcext:value-type="float">
            <text:p>0.49</text:p>
          </table:table-cell>
          <table:table-cell office:value-type="string" calcext:value-type="string">
            <text:p><text:s text:c="40"/>defghijklmnop</text:p>
          </table:table-cell>
          <table:table-cell table:style-name="ce11" table:formula="of:=([.D50]-[.$D47])/[.$D47]" office:value-type="percentage" office:value="0.058928176352311" calcext:value-type="percentage">
            <text:p>5.89%</text:p>
          </table:table-cell>
          <table:table-cell table:style-name="ce21" table:formula="of:=([.D50]-[.$D$5])/[.$D$5]" office:value-type="percentage" office:value="-0.00337350959190424" calcext:value-type="percentage">
            <text:p>-0.3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C3</text:p>
          </table:table-cell>
          <table:table-cell office:value-type="float" office:value="0.286348252149979" calcext:value-type="float">
            <text:p>0.29</text:p>
          </table:table-cell>
          <table:table-cell office:value-type="float" office:value="0.0109068798544608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264939760662948" calcext:value-type="float">
            <text:p>0.26</text:p>
          </table:table-cell>
          <table:table-cell office:value-type="float" office:value="0.307756743637011" calcext:value-type="float">
            <text:p>0.31</text:p>
          </table:table-cell>
          <table:table-cell office:value-type="float" office:value="234" calcext:value-type="float">
            <text:p>234</text:p>
          </table:table-cell>
          <table:table-cell table:formula="of:=([.D51]-[.$D48])/[.$D48]" office:value-type="percentage" office:value="0.175988627416973" calcext:value-type="percentage">
            <text:p>17.60%</text:p>
          </table:table-cell>
          <table:table-cell table:formula="of:=([.D51]-[.$D$6])/[.$D$6]" office:value-type="percentage" office:value="-0.411184676211327" calcext:value-type="percentage">
            <text:p>-41.12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D</text:p>
          </table:table-cell>
          <table:table-cell office:value-type="float" office:value="0.455236248679171" calcext:value-type="float">
            <text:p>0.46</text:p>
          </table:table-cell>
          <table:table-cell office:value-type="float" office:value="0.00890543010975675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3775628857719" calcext:value-type="float">
            <text:p>0.44</text:p>
          </table:table-cell>
          <table:table-cell office:value-type="float" office:value="0.472716208781153" calcext:value-type="float">
            <text:p>0.47</text:p>
          </table:table-cell>
          <table:table-cell office:value-type="string" calcext:value-type="string">
            <text:p><text:s text:c="28"/>RSTUVWXYZabcdefghijklmn <text:s/></text:p>
          </table:table-cell>
          <table:table-cell table:style-name="ce13" table:formula="of:=([.D52]-[.$D49])/[.$D49]" office:value-type="percentage" office:value="0.0877889335807157" calcext:value-type="percentage">
            <text:p>8.78%</text:p>
          </table:table-cell>
          <table:table-cell table:style-name="ce20" table:formula="of:=([.D52]-[.$D$7])/[.$D$7]" office:value-type="percentage" office:value="0.0323792845412538" calcext:value-type="percentage">
            <text:p>3.24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1</text:p>
          </table:table-cell>
          <table:table-cell office:value-type="float" office:value="0.453313510358232" calcext:value-type="float">
            <text:p>0.45</text:p>
          </table:table-cell>
          <table:table-cell office:value-type="float" office:value="0.0114009722996854" calcext:value-type="float">
            <text:p>0.01</text:p>
          </table:table-cell>
          <table:table-cell office:value-type="float" office:value="817.138685035058" calcext:value-type="float">
            <text:p>817.14</text:p>
          </table:table-cell>
          <table:table-cell office:value-type="float" office:value="0.430934868351886" calcext:value-type="float">
            <text:p>0.43</text:p>
          </table:table-cell>
          <table:table-cell office:value-type="float" office:value="0.475692152364578" calcext:value-type="float">
            <text:p>0.48</text:p>
          </table:table-cell>
          <table:table-cell office:value-type="string" calcext:value-type="string">
            <text:p><text:s text:c="21"/>KLM O QRSTUVWXYZabcdefghijklmno </text:p>
          </table:table-cell>
          <table:table-cell table:style-name="ce11" table:formula="of:=([.D53]-[.$D47])/[.$D47]" office:value-type="percentage" office:value="0.0229038032010716" calcext:value-type="percentage">
            <text:p>2.29%</text:p>
          </table:table-cell>
          <table:table-cell table:style-name="ce21" table:formula="of:=([.D53]-[.$D$8])/[.$D$8]" office:value-type="percentage" office:value="-0.0794329641695553" calcext:value-type="percentage">
            <text:p>-7.9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C3</text:p>
          </table:table-cell>
          <table:table-cell office:value-type="float" office:value="0.217605110268175" calcext:value-type="float">
            <text:p>0.22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195253166885786" calcext:value-type="float">
            <text:p>0.20</text:p>
          </table:table-cell>
          <table:table-cell office:value-type="float" office:value="0.239957053650565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formula="of:=([.D54]-[.$D48])/[.$D48]" office:value-type="percentage" office:value="-0.106328978711006" calcext:value-type="percentage">
            <text:p>-10.63%</text:p>
          </table:table-cell>
          <table:table-cell table:formula="of:=([.D54]-[.$D$9])/[.$D$9]" office:value-type="percentage" office:value="-0.55997888190582" calcext:value-type="percentage">
            <text:p>-56.0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D</text:p>
          </table:table-cell>
          <table:table-cell office:value-type="float" office:value="0.432413761836868" calcext:value-type="float">
            <text:p>0.43</text:p>
          </table:table-cell>
          <table:table-cell office:value-type="float" office:value="0.00890543010975674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14933801734886" calcext:value-type="float">
            <text:p>0.41</text:p>
          </table:table-cell>
          <table:table-cell office:value-type="float" office:value="0.44989372193885" calcext:value-type="float">
            <text:p>0.45</text:p>
          </table:table-cell>
          <table:table-cell office:value-type="string" calcext:value-type="string">
            <text:p><text:s text:c="16"/>FGHIJKLMNOPQRSTUVWXYZabcdefghijkl <text:s text:c="3"/></text:p>
          </table:table-cell>
          <table:table-cell table:style-name="ce13" table:formula="of:=([.D55]-[.$D49])/[.$D49]" office:value-type="percentage" office:value="0.0332545051473926" calcext:value-type="percentage">
            <text:p>3.33%</text:p>
          </table:table-cell>
          <table:table-cell table:style-name="ce22" table:formula="of:=([.D55]-[.$D$10])/[.$D$10]" office:value-type="percentage" office:value="-0.0332621998989537" calcext:value-type="percentage">
            <text:p>-3.33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1</text:p>
          </table:table-cell>
          <table:table-cell office:value-type="float" office:value="0.408890656165321" calcext:value-type="float">
            <text:p>0.41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401" calcext:value-type="float">
            <text:p>828.98</text:p>
          </table:table-cell>
          <table:table-cell office:value-type="float" office:value="0.386538712782932" calcext:value-type="float">
            <text:p>0.39</text:p>
          </table:table-cell>
          <table:table-cell office:value-type="float" office:value="0.43124259954771" calcext:value-type="float">
            <text:p>0.43</text:p>
          </table:table-cell>
          <table:table-cell office:value-type="string" calcext:value-type="string">
            <text:p><text:s text:c="8"/>890ABCDEFGHIJKLMNOPQRSTUVWXYZabcde <text:s text:c="10"/></text:p>
          </table:table-cell>
          <table:table-cell table:style-name="Default" office:value-type="string" calcext:value-type="string">
            <text:p>NA</text:p>
          </table:table-cell>
          <table:table-cell table:style-name="ce18" table:formula="of:=([.D56]-[.$D$2])/[.$D$2]" office:value-type="percentage" office:value="-0.208496600531635" calcext:value-type="percentage">
            <text:p>-20.8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C3</text:p>
          </table:table-cell>
          <table:table-cell office:value-type="float" office:value="0.21667758461532" calcext:value-type="float">
            <text:p>0.22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194325641232931" calcext:value-type="float">
            <text:p>0.19</text:p>
          </table:table-cell>
          <table:table-cell office:value-type="float" office:value="0.239029527997709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A</text:p>
          </table:table-cell>
          <table:table-cell table:formula="of:=([.D57]-[.$D$3])/[.$D$3]" office:value-type="percentage" office:value="-0.588169821435662" calcext:value-type="percentage">
            <text:p>-58.82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D</text:p>
          </table:table-cell>
          <table:table-cell office:value-type="float" office:value="0.407202738338277" calcext:value-type="float">
            <text:p>0.41</text:p>
          </table:table-cell>
          <table:table-cell office:value-type="float" office:value="0.00916138106712969" calcext:value-type="float">
            <text:p>0.01</text:p>
          </table:table-cell>
          <table:table-cell office:value-type="float" office:value="827.66575338924" calcext:value-type="float">
            <text:p>827.67</text:p>
          </table:table-cell>
          <table:table-cell office:value-type="float" office:value="0.389220465085908" calcext:value-type="float">
            <text:p>0.39</text:p>
          </table:table-cell>
          <table:table-cell office:value-type="float" office:value="0.425185011590646" calcext:value-type="float">
            <text:p>0.43</text:p>
          </table:table-cell>
          <table:table-cell office:value-type="string" calcext:value-type="string">
            <text:p><text:s text:c="8"/>890ABCDEFGHIJKLMNOPQRSTUVWXYZabc <text:s text:c="12"/></text:p>
          </table:table-cell>
          <table:table-cell table:style-name="Default" office:value-type="string" calcext:value-type="string">
            <text:p>NA</text:p>
          </table:table-cell>
          <table:table-cell table:style-name="ce20" table:formula="of:=([.D58]-[.$D$4])/[.$D$4]" office:value-type="percentage" office:value="-0.0579699274008676" calcext:value-type="percentage">
            <text:p>-5.8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1</text:p>
          </table:table-cell>
          <table:table-cell office:value-type="float" office:value="0.448641829813806" calcext:value-type="float">
            <text:p>0.45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26289886431417" calcext:value-type="float">
            <text:p>0.43</text:p>
          </table:table-cell>
          <table:table-cell office:value-type="float" office:value="0.470993773196195" calcext:value-type="float">
            <text:p>0.47</text:p>
          </table:table-cell>
          <table:table-cell office:value-type="string" calcext:value-type="string">
            <text:p><text:s text:c="16"/>FGHIJKLMNOPQRSTUVWXYZabcdefghijklmn <text:s/></text:p>
          </table:table-cell>
          <table:table-cell table:style-name="ce11" table:formula="of:=([.D59]-[.$D56])/[.$D56]" office:value-type="percentage" office:value="0.0972171240626563" calcext:value-type="percentage">
            <text:p>9.72%</text:p>
          </table:table-cell>
          <table:table-cell table:style-name="ce21" table:formula="of:=([.D59]-[.$D$5])/[.$D$5]" office:value-type="percentage" office:value="-0.0471998517334096" calcext:value-type="percentage">
            <text:p>-4.7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C3</text:p>
          </table:table-cell>
          <table:table-cell office:value-type="float" office:value="0.315264918816646" calcext:value-type="float">
            <text:p>0.32</text:p>
          </table:table-cell>
          <table:table-cell office:value-type="float" office:value="0.0109068798544608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293856427329614" calcext:value-type="float">
            <text:p>0.29</text:p>
          </table:table-cell>
          <table:table-cell office:value-type="float" office:value="0.336673410303678" calcext:value-type="float">
            <text:p>0.34</text:p>
          </table:table-cell>
          <table:table-cell office:value-type="float" office:value="345" calcext:value-type="float">
            <text:p>345</text:p>
          </table:table-cell>
          <table:table-cell table:formula="of:=([.D60]-[.$D57])/[.$D57]" office:value-type="percentage" office:value="0.454995538077248" calcext:value-type="percentage">
            <text:p>45.50%</text:p>
          </table:table-cell>
          <table:table-cell table:formula="of:=([.D60]-[.$D$6])/[.$D$6]" office:value-type="percentage" office:value="-0.351723595801782" calcext:value-type="percentage">
            <text:p>-35.17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D</text:p>
          </table:table-cell>
          <table:table-cell office:value-type="float" office:value="0.44112513756806" calcext:value-type="float">
            <text:p>0.44</text:p>
          </table:table-cell>
          <table:table-cell office:value-type="float" office:value="0.00890543010975675" calcext:value-type="float">
            <text:p>0.01</text:p>
          </table:table-cell>
          <table:table-cell office:value-type="float" office:value="825.210125830278" calcext:value-type="float">
            <text:p>825.21</text:p>
          </table:table-cell>
          <table:table-cell office:value-type="float" office:value="0.423645177466078" calcext:value-type="float">
            <text:p>0.42</text:p>
          </table:table-cell>
          <table:table-cell office:value-type="float" office:value="0.458605097670042" calcext:value-type="float">
            <text:p>0.46</text:p>
          </table:table-cell>
          <table:table-cell office:value-type="string" calcext:value-type="string">
            <text:p><text:s text:c="16"/>FGHIJKLMNOPQRSTUVWXYZabcdefghijklmn <text:s/></text:p>
          </table:table-cell>
          <table:table-cell table:style-name="ce13" table:formula="of:=([.D61]-[.$D58])/[.$D58]" office:value-type="percentage" office:value="0.0833059211934928" calcext:value-type="percentage">
            <text:p>8.33%</text:p>
          </table:table-cell>
          <table:table-cell table:style-name="ce20" table:formula="of:=([.D61]-[.$D$7])/[.$D$7]" office:value-type="percentage" office:value="0.000378276635493106" calcext:value-type="percentage">
            <text:p>0.04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1</text:p>
          </table:table-cell>
          <table:table-cell office:value-type="float" office:value="0.411949873994595" calcext:value-type="float">
            <text:p>0.41</text:p>
          </table:table-cell>
          <table:table-cell office:value-type="float" office:value="0.0114009722996854" calcext:value-type="float">
            <text:p>0.01</text:p>
          </table:table-cell>
          <table:table-cell office:value-type="float" office:value="817.138685035058" calcext:value-type="float">
            <text:p>817.14</text:p>
          </table:table-cell>
          <table:table-cell office:value-type="float" office:value="0.389571231988249" calcext:value-type="float">
            <text:p>0.39</text:p>
          </table:table-cell>
          <table:table-cell office:value-type="float" office:value="0.434328516000941" calcext:value-type="float">
            <text:p>0.43</text:p>
          </table:table-cell>
          <table:table-cell office:value-type="string" calcext:value-type="string">
            <text:p><text:s text:c="8"/>890ABCDEFGHIJKLMNOPQRSTUVWXYZabcde <text:s text:c="10"/></text:p>
          </table:table-cell>
          <table:table-cell table:style-name="ce11" table:formula="of:=([.D62]-[.$D56])/[.$D56]" office:value-type="percentage" office:value="0.007481750397439" calcext:value-type="percentage">
            <text:p>0.75%</text:p>
          </table:table-cell>
          <table:table-cell table:style-name="ce21" table:formula="of:=([.D62]-[.$D$8])/[.$D$8]" office:value-type="percentage" office:value="-0.163432225714508" calcext:value-type="percentage">
            <text:p>-16.3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C3</text:p>
          </table:table-cell>
          <table:table-cell office:value-type="float" office:value="0.253877837540903" calcext:value-type="float">
            <text:p>0.25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231525894158513" calcext:value-type="float">
            <text:p>0.23</text:p>
          </table:table-cell>
          <table:table-cell office:value-type="float" office:value="0.276229780923292" calcext:value-type="float">
            <text:p>0.28</text:p>
          </table:table-cell>
          <table:table-cell office:value-type="float" office:value="1234" calcext:value-type="float">
            <text:p>1234</text:p>
          </table:table-cell>
          <table:table-cell table:formula="of:=([.D63]-[.$D57])/[.$D57]" office:value-type="percentage" office:value="0.171684823751505" calcext:value-type="percentage">
            <text:p>17.17%</text:p>
          </table:table-cell>
          <table:table-cell table:formula="of:=([.D63]-[.$D$9])/[.$D$9]" office:value-type="percentage" office:value="-0.486631495940476" calcext:value-type="percentage">
            <text:p>-48.66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D</text:p>
          </table:table-cell>
          <table:table-cell office:value-type="float" office:value="0.411413761836868" calcext:value-type="float">
            <text:p>0.41</text:p>
          </table:table-cell>
          <table:table-cell office:value-type="float" office:value="0.00890543010975673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393933801734886" calcext:value-type="float">
            <text:p>0.39</text:p>
          </table:table-cell>
          <table:table-cell office:value-type="float" office:value="0.42889372193885" calcext:value-type="float">
            <text:p>0.43</text:p>
          </table:table-cell>
          <table:table-cell office:value-type="string" calcext:value-type="string">
            <text:p><text:s text:c="8"/>890ABCDEFGHIJKLMNOPQRSTUVWXYZabcd <text:s text:c="11"/></text:p>
          </table:table-cell>
          <table:table-cell table:style-name="ce13" table:formula="of:=([.D64]-[.$D58])/[.$D58]" office:value-type="percentage" office:value="0.010341343763491" calcext:value-type="percentage">
            <text:p>1.03%</text:p>
          </table:table-cell>
          <table:table-cell table:style-name="ce22" table:formula="of:=([.D64]-[.$D$10])/[.$D$10]" office:value-type="percentage" office:value="-0.0802114313847475" calcext:value-type="percentage">
            <text:p>-8.02%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A</text:p>
          </table:table-cell>
          <table:table-cell table:style-name="ce1" office:value-type="float" office:value="106" calcext:value-type="float">
            <text:p>106</text:p>
          </table:table-cell>
          <table:table-cell table:style-name="ce5" office:value-type="string" calcext:value-type="string">
            <text:p>C1</text:p>
          </table:table-cell>
          <table:table-cell table:style-name="ce9" office:value-type="float" office:value="0.396254292528957" calcext:value-type="float">
            <text:p>0.40</text:p>
          </table:table-cell>
          <table:table-cell table:style-name="ce9" office:value-type="float" office:value="0.0113876116611695" calcext:value-type="float">
            <text:p>0.01</text:p>
          </table:table-cell>
          <table:table-cell table:style-name="ce9" office:value-type="float" office:value="828.975124964401" calcext:value-type="float">
            <text:p>828.98</text:p>
          </table:table-cell>
          <table:table-cell table:style-name="ce9" office:value-type="float" office:value="0.373902349146568" calcext:value-type="float">
            <text:p>0.37</text:p>
          </table:table-cell>
          <table:table-cell table:style-name="ce9" office:value-type="float" office:value="0.418606235911346" calcext:value-type="float">
            <text:p>0.42</text:p>
          </table:table-cell>
          <table:table-cell table:style-name="ce1" office:value-type="string" calcext:value-type="string">
            <text:p><text:s text:c="8"/>890ABCDEFGHIJKLMNOPQRS <text:s/>VWXY <text:s text:c="16"/></text:p>
          </table:table-cell>
          <table:table-cell table:style-name="ce14" office:value-type="string" calcext:value-type="string">
            <text:p>NA</text:p>
          </table:table-cell>
          <table:table-cell table:style-name="ce23" table:formula="of:=([.D65]-[.$D$2])/[.$D$2]" office:value-type="percentage" office:value="-0.232957234748369" calcext:value-type="percentage">
            <text:p>-23.30%</text:p>
          </table:table-cell>
          <table:table-cell table:formula="of:=[.K66]/[.K65]" office:value-type="float" office:value="2.3512367998088" calcext:value-type="float">
            <text:p>2.3512367998088</text:p>
          </table:table-cell>
          <table:table-cell office:value-type="string" calcext:value-type="string">
            <text:p>17-26</text:p>
          </table:table-cell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float" office:value="106" calcext:value-type="float">
            <text:p>106</text:p>
          </table:table-cell>
          <table:table-cell table:style-name="ce6" office:value-type="string" calcext:value-type="string">
            <text:p>C3</text:p>
          </table:table-cell>
          <table:table-cell table:style-name="ce9" office:value-type="float" office:value="0.237950311888048" calcext:value-type="float">
            <text:p>0.24</text:p>
          </table:table-cell>
          <table:table-cell table:style-name="ce9" office:value-type="float" office:value="0.0113876116611695" calcext:value-type="float">
            <text:p>0.01</text:p>
          </table:table-cell>
          <table:table-cell table:style-name="ce9" office:value-type="float" office:value="828.975124964602" calcext:value-type="float">
            <text:p>828.98</text:p>
          </table:table-cell>
          <table:table-cell table:style-name="ce9" office:value-type="float" office:value="0.215598368505659" calcext:value-type="float">
            <text:p>0.22</text:p>
          </table:table-cell>
          <table:table-cell table:style-name="ce9" office:value-type="float" office:value="0.260302255270437" calcext:value-type="float">
            <text:p>0.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A</text:p>
          </table:table-cell>
          <table:table-cell table:style-name="ce24" table:formula="of:=([.D66]-[.$D$3])/[.$D$3]" office:value-type="percentage" office:value="-0.547737623122064" calcext:value-type="percentage">
            <text:p>-54.77%</text:p>
          </table:table-cell>
          <table:table-cell/>
          <table:table-cell office:value-type="string" calcext:value-type="string">
            <text:p>34-55</text:p>
          </table:table-cell>
        </table:table-row>
        <table:table-row table:style-name="ro2" table:visibility="filter">
          <table:table-cell table:style-name="ce1" office:value-type="string" calcext:value-type="string">
            <text:p>A</text:p>
          </table:table-cell>
          <table:table-cell table:style-name="ce1" office:value-type="float" office:value="106" calcext:value-type="float">
            <text:p>106</text:p>
          </table:table-cell>
          <table:table-cell table:style-name="ce7" office:value-type="string" calcext:value-type="string">
            <text:p>D</text:p>
          </table:table-cell>
          <table:table-cell table:style-name="ce9" office:value-type="float" office:value="0.376085091279454" calcext:value-type="float">
            <text:p>0.38</text:p>
          </table:table-cell>
          <table:table-cell table:style-name="ce9" office:value-type="float" office:value="0.0091613810671297" calcext:value-type="float">
            <text:p>0.01</text:p>
          </table:table-cell>
          <table:table-cell table:style-name="ce9" office:value-type="float" office:value="827.66575338924" calcext:value-type="float">
            <text:p>827.67</text:p>
          </table:table-cell>
          <table:table-cell table:style-name="ce9" office:value-type="float" office:value="0.358102818027085" calcext:value-type="float">
            <text:p>0.36</text:p>
          </table:table-cell>
          <table:table-cell table:style-name="ce9" office:value-type="float" office:value="0.394067364531822" calcext:value-type="float">
            <text:p>0.39</text:p>
          </table:table-cell>
          <table:table-cell table:style-name="ce1" office:value-type="string" calcext:value-type="string">
            <text:p><text:s text:c="6"/>6789 A C E <text:s text:c="36"/></text:p>
          </table:table-cell>
          <table:table-cell table:style-name="ce1" office:value-type="string" calcext:value-type="string">
            <text:p>NA</text:p>
          </table:table-cell>
          <table:table-cell table:style-name="ce25" table:formula="of:=([.D67]-[.$D$4])/[.$D$4]" office:value-type="percentage" office:value="-0.129958046728261" calcext:value-type="percentage">
            <text:p>-13.00%</text:p>
          </table:table-cell>
          <table:table-cell table:formula="of:=[.K66]/[.K67]" office:value-type="float" office:value="4.21472649760096" calcext:value-type="float">
            <text:p>4.21472649760096</text:p>
          </table:table-cell>
          <table:table-cell office:value-type="string" calcext:value-type="string">
            <text:p>10-16</text:p>
          </table:table-cell>
        </table:table-row>
        <table:table-row table:style-name="ro2" table:visibility="filter">
          <table:table-cell table:style-name="ce1" office:value-type="string" calcext:value-type="string">
            <text:p>N</text:p>
          </table:table-cell>
          <table:table-cell table:style-name="ce1" office:value-type="float" office:value="106" calcext:value-type="float">
            <text:p>106</text:p>
          </table:table-cell>
          <table:table-cell table:style-name="ce5" office:value-type="string" calcext:value-type="string">
            <text:p>C1</text:p>
          </table:table-cell>
          <table:table-cell table:style-name="ce9" office:value-type="float" office:value="0.390460011631988" calcext:value-type="float">
            <text:p>0.39</text:p>
          </table:table-cell>
          <table:table-cell table:style-name="ce9" office:value-type="float" office:value="0.0113876116611696" calcext:value-type="float">
            <text:p>0.01</text:p>
          </table:table-cell>
          <table:table-cell table:style-name="ce9" office:value-type="float" office:value="828.975124964602" calcext:value-type="float">
            <text:p>828.98</text:p>
          </table:table-cell>
          <table:table-cell table:style-name="ce9" office:value-type="float" office:value="0.368108068249599" calcext:value-type="float">
            <text:p>0.37</text:p>
          </table:table-cell>
          <table:table-cell table:style-name="ce9" office:value-type="float" office:value="0.412811955014377" calcext:value-type="float">
            <text:p>0.41</text:p>
          </table:table-cell>
          <table:table-cell table:style-name="ce1" office:value-type="string" calcext:value-type="string">
            <text:p><text:s text:c="8"/>890ABCDEFGHIJKLMNOPQ <text:s text:c="24"/></text:p>
          </table:table-cell>
          <table:table-cell table:style-name="ce15" table:formula="of:=([.D68]-[.$D65])/[.$D65]" office:value-type="percentage" office:value="-0.0146226325019447" calcext:value-type="percentage">
            <text:p>-1.46%</text:p>
          </table:table-cell>
          <table:table-cell table:style-name="ce26" table:formula="of:=([.D68]-[.$D$5])/[.$D$5]" office:value-type="percentage" office:value="-0.170763107110339" calcext:value-type="percentage">
            <text:p>-17.08%</text:p>
          </table:table-cell>
          <table:table-cell table:formula="of:=[.K69]/[.K68]" office:value-type="float" office:value="2.01054595556653" calcext:value-type="float">
            <text:p>2.01054595556653</text:p>
          </table:table-cell>
          <table:table-cell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float" office:value="106" calcext:value-type="float">
            <text:p>106</text:p>
          </table:table-cell>
          <table:table-cell table:style-name="ce6" office:value-type="string" calcext:value-type="string">
            <text:p>C3</text:p>
          </table:table-cell>
          <table:table-cell table:style-name="ce9" office:value-type="float" office:value="0.319348252149979" calcext:value-type="float">
            <text:p>0.32</text:p>
          </table:table-cell>
          <table:table-cell table:style-name="ce9" office:value-type="float" office:value="0.0109068798544608" calcext:value-type="float">
            <text:p>0.01</text:p>
          </table:table-cell>
          <table:table-cell table:style-name="ce9" office:value-type="float" office:value="825.210125830328" calcext:value-type="float">
            <text:p>825.21</text:p>
          </table:table-cell>
          <table:table-cell table:style-name="ce9" office:value-type="float" office:value="0.297939760662948" calcext:value-type="float">
            <text:p>0.30</text:p>
          </table:table-cell>
          <table:table-cell table:style-name="ce9" office:value-type="float" office:value="0.340756743637011" calcext:value-type="float">
            <text:p>0.34</text:p>
          </table:table-cell>
          <table:table-cell table:style-name="ce1" office:value-type="float" office:value="3456" calcext:value-type="float">
            <text:p>3456</text:p>
          </table:table-cell>
          <table:table-cell table:style-name="ce16" table:formula="of:=([.D69]-[.$D66])/[.$D66]" office:value-type="percentage" office:value="0.342079569537305" calcext:value-type="percentage">
            <text:p>34.21%</text:p>
          </table:table-cell>
          <table:table-cell table:style-name="ce24" table:formula="of:=([.D69]-[.$D$6])/[.$D$6]" office:value-type="percentage" office:value="-0.343327074360665" calcext:value-type="percentage">
            <text:p>-34.33%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N</text:p>
          </table:table-cell>
          <table:table-cell table:style-name="ce1" office:value-type="float" office:value="106" calcext:value-type="float">
            <text:p>106</text:p>
          </table:table-cell>
          <table:table-cell table:style-name="ce7" office:value-type="string" calcext:value-type="string">
            <text:p>D</text:p>
          </table:table-cell>
          <table:table-cell table:style-name="ce9" office:value-type="float" office:value="0.395514026456949" calcext:value-type="float">
            <text:p>0.40</text:p>
          </table:table-cell>
          <table:table-cell table:style-name="ce9" office:value-type="float" office:value="0.00890543010975674" calcext:value-type="float">
            <text:p>0.01</text:p>
          </table:table-cell>
          <table:table-cell table:style-name="ce9" office:value-type="float" office:value="825.210125830328" calcext:value-type="float">
            <text:p>825.21</text:p>
          </table:table-cell>
          <table:table-cell table:style-name="ce9" office:value-type="float" office:value="0.378034066354967" calcext:value-type="float">
            <text:p>0.38</text:p>
          </table:table-cell>
          <table:table-cell table:style-name="ce9" office:value-type="float" office:value="0.412993986558931" calcext:value-type="float">
            <text:p>0.41</text:p>
          </table:table-cell>
          <table:table-cell table:style-name="ce1" office:value-type="string" calcext:value-type="string">
            <text:p><text:s text:c="8"/>890ABCDEF H <text:s text:c="2"/>L <text:s/>OP <text:s text:c="25"/></text:p>
          </table:table-cell>
          <table:table-cell table:style-name="ce17" table:formula="of:=([.D70]-[.$D67])/[.$D67]" office:value-type="percentage" office:value="0.0516610087132067" calcext:value-type="percentage">
            <text:p>5.17%</text:p>
          </table:table-cell>
          <table:table-cell table:style-name="ce25" table:formula="of:=([.D70]-[.$D$7])/[.$D$7]" office:value-type="percentage" office:value="-0.103058052067773" calcext:value-type="percentage">
            <text:p>-10.31%</text:p>
          </table:table-cell>
          <table:table-cell table:formula="of:=[.K69]/[.K70]" office:value-type="float" office:value="3.3313949514094" calcext:value-type="float">
            <text:p>3.3313949514094</text:p>
          </table:table-cell>
          <table:table-cell/>
        </table:table-row>
        <table:table-row table:style-name="ro2" table:visibility="filter">
          <table:table-cell table:style-name="ce1" office:value-type="string" calcext:value-type="string">
            <text:p>N+P</text:p>
          </table:table-cell>
          <table:table-cell table:style-name="ce1" office:value-type="float" office:value="106" calcext:value-type="float">
            <text:p>106</text:p>
          </table:table-cell>
          <table:table-cell table:style-name="ce5" office:value-type="string" calcext:value-type="string">
            <text:p>C1</text:p>
          </table:table-cell>
          <table:table-cell table:style-name="ce9" office:value-type="float" office:value="0.363586237630959" calcext:value-type="float">
            <text:p>0.36</text:p>
          </table:table-cell>
          <table:table-cell table:style-name="ce9" office:value-type="float" office:value="0.0114009722996854" calcext:value-type="float">
            <text:p>0.01</text:p>
          </table:table-cell>
          <table:table-cell table:style-name="ce9" office:value-type="float" office:value="817.138685035058" calcext:value-type="float">
            <text:p>817.14</text:p>
          </table:table-cell>
          <table:table-cell table:style-name="ce9" office:value-type="float" office:value="0.341207595624613" calcext:value-type="float">
            <text:p>0.34</text:p>
          </table:table-cell>
          <table:table-cell table:style-name="ce9" office:value-type="float" office:value="0.385964879637305" calcext:value-type="float">
            <text:p>0.39</text:p>
          </table:table-cell>
          <table:table-cell table:style-name="ce1" office:value-type="string" calcext:value-type="string">
            <text:p><text:s text:c="5"/>567890AB <text:s text:c="39"/></text:p>
          </table:table-cell>
          <table:table-cell table:style-name="ce15" table:formula="of:=([.D71]-[.$D65])/[.$D65]" office:value-type="percentage" office:value="-0.0824421476660994" calcext:value-type="percentage">
            <text:p>-8.24%</text:p>
          </table:table-cell>
          <table:table-cell table:style-name="ce26" table:formula="of:=([.D71]-[.$D$8])/[.$D$8]" office:value-type="percentage" office:value="-0.261646746905527" calcext:value-type="percentage">
            <text:p>-26.16%</text:p>
          </table:table-cell>
          <table:table-cell table:formula="of:=[.K72]/[.K71]" office:value-type="float" office:value="1.73763069186749" calcext:value-type="float">
            <text:p>1.73763069186749</text:p>
          </table:table-cell>
          <table:table-cell/>
        </table:table-row>
        <table:table-row table:style-name="ro2">
          <table:table-cell table:style-name="ce1" office:value-type="string" calcext:value-type="string">
            <text:p>N+P</text:p>
          </table:table-cell>
          <table:table-cell table:style-name="ce1" office:value-type="float" office:value="106" calcext:value-type="float">
            <text:p>106</text:p>
          </table:table-cell>
          <table:table-cell table:style-name="ce6" office:value-type="string" calcext:value-type="string">
            <text:p>C3</text:p>
          </table:table-cell>
          <table:table-cell table:style-name="ce9" office:value-type="float" office:value="0.269696019359084" calcext:value-type="float">
            <text:p>0.27</text:p>
          </table:table-cell>
          <table:table-cell table:style-name="ce9" office:value-type="float" office:value="0.0113876116611696" calcext:value-type="float">
            <text:p>0.01</text:p>
          </table:table-cell>
          <table:table-cell table:style-name="ce9" office:value-type="float" office:value="828.975124964602" calcext:value-type="float">
            <text:p>828.98</text:p>
          </table:table-cell>
          <table:table-cell table:style-name="ce9" office:value-type="float" office:value="0.247344075976695" calcext:value-type="float">
            <text:p>0.25</text:p>
          </table:table-cell>
          <table:table-cell table:style-name="ce9" office:value-type="float" office:value="0.292047962741474" calcext:value-type="float">
            <text:p>0.29</text:p>
          </table:table-cell>
          <table:table-cell table:style-name="ce1" office:value-type="float" office:value="1234" calcext:value-type="float">
            <text:p>1234</text:p>
          </table:table-cell>
          <table:table-cell table:style-name="ce16" table:formula="of:=([.D72]-[.$D66])/[.$D66]" office:value-type="percentage" office:value="0.133413178655432" calcext:value-type="percentage">
            <text:p>13.34%</text:p>
          </table:table-cell>
          <table:table-cell table:style-name="ce24" table:formula="of:=([.D72]-[.$D$9])/[.$D$9]" office:value-type="percentage" office:value="-0.454645417850329" calcext:value-type="percentage">
            <text:p>-45.46%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N+P</text:p>
          </table:table-cell>
          <table:table-cell table:style-name="ce1" office:value-type="float" office:value="106" calcext:value-type="float">
            <text:p>106</text:p>
          </table:table-cell>
          <table:table-cell table:style-name="ce7" office:value-type="string" calcext:value-type="string">
            <text:p>D</text:p>
          </table:table-cell>
          <table:table-cell table:style-name="ce9" office:value-type="float" office:value="0.374524872947979" calcext:value-type="float">
            <text:p>0.37</text:p>
          </table:table-cell>
          <table:table-cell table:style-name="ce9" office:value-type="float" office:value="0.00890543010975674" calcext:value-type="float">
            <text:p>0.01</text:p>
          </table:table-cell>
          <table:table-cell table:style-name="ce9" office:value-type="float" office:value="825.210125830328" calcext:value-type="float">
            <text:p>825.21</text:p>
          </table:table-cell>
          <table:table-cell table:style-name="ce9" office:value-type="float" office:value="0.357044912845998" calcext:value-type="float">
            <text:p>0.36</text:p>
          </table:table-cell>
          <table:table-cell table:style-name="ce9" office:value-type="float" office:value="0.392004833049961" calcext:value-type="float">
            <text:p>0.39</text:p>
          </table:table-cell>
          <table:table-cell table:style-name="ce1" office:value-type="string" calcext:value-type="string">
            <text:p><text:s text:c="5"/>567890 <text:s/>CD <text:s text:c="37"/></text:p>
          </table:table-cell>
          <table:table-cell table:style-name="ce17" table:formula="of:=([.D73]-[.$D67])/[.$D67]" office:value-type="percentage" office:value="-0.00414857798847357" calcext:value-type="percentage">
            <text:p>-0.41%</text:p>
          </table:table-cell>
          <table:table-cell table:style-name="ce27" table:formula="of:=([.D73]-[.$D$10])/[.$D$10]" office:value-type="percentage" office:value="-0.162683097275137" calcext:value-type="percentage">
            <text:p>-16.27%</text:p>
          </table:table-cell>
          <table:table-cell table:formula="of:=[.K72]/[.K73]" office:value-type="float" office:value="2.79466905576191" calcext:value-type="float">
            <text:p>2.79466905576191</text:p>
          </table:table-cell>
          <table:table-cell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1</text:p>
          </table:table-cell>
          <table:table-cell office:value-type="float" office:value="0.391708837983499" calcext:value-type="float">
            <text:p>0.39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3" calcext:value-type="float">
            <text:p>828.98</text:p>
          </table:table-cell>
          <table:table-cell office:value-type="float" office:value="0.36935689460111" calcext:value-type="float">
            <text:p>0.37</text:p>
          </table:table-cell>
          <table:table-cell office:value-type="float" office:value="0.414060781365888" calcext:value-type="float">
            <text:p>0.41</text:p>
          </table:table-cell>
          <table:table-cell office:value-type="string" calcext:value-type="string">
            <text:p><text:s text:c="8"/>890ABCDEFGHIJKLM <text:s text:c="28"/></text:p>
          </table:table-cell>
          <table:table-cell table:style-name="Default" office:value-type="string" calcext:value-type="string">
            <text:p>NA</text:p>
          </table:table-cell>
          <table:table-cell table:style-name="ce18" table:formula="of:=([.D74]-[.$D$2])/[.$D$2]" office:value-type="percentage" office:value="-0.241756024034971" calcext:value-type="percentage">
            <text:p>-24.1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C3</text:p>
          </table:table-cell>
          <table:table-cell office:value-type="float" office:value="0.319950311888048" calcext:value-type="float">
            <text:p>0.32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297598368505659" calcext:value-type="float">
            <text:p>0.30</text:p>
          </table:table-cell>
          <table:table-cell office:value-type="float" office:value="0.342302255270437" calcext:value-type="float">
            <text:p>0.34</text:p>
          </table:table-cell>
          <table:table-cell office:value-type="float" office:value="4567" calcext:value-type="float">
            <text:p>4567</text:p>
          </table:table-cell>
          <table:table-cell table:style-name="Default" office:value-type="string" calcext:value-type="string">
            <text:p>NA</text:p>
          </table:table-cell>
          <table:table-cell table:formula="of:=([.D75]-[.$D$3])/[.$D$3]" office:value-type="percentage" office:value="-0.391883593725209" calcext:value-type="percentage">
            <text:p>-39.19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D</text:p>
          </table:table-cell>
          <table:table-cell office:value-type="float" office:value="0.392496855985337" calcext:value-type="float">
            <text:p>0.39</text:p>
          </table:table-cell>
          <table:table-cell office:value-type="float" office:value="0.00916138106712969" calcext:value-type="float">
            <text:p>0.01</text:p>
          </table:table-cell>
          <table:table-cell office:value-type="float" office:value="827.66575338924" calcext:value-type="float">
            <text:p>827.67</text:p>
          </table:table-cell>
          <table:table-cell office:value-type="float" office:value="0.374514582732968" calcext:value-type="float">
            <text:p>0.37</text:p>
          </table:table-cell>
          <table:table-cell office:value-type="float" office:value="0.410479129237705" calcext:value-type="float">
            <text:p>0.41</text:p>
          </table:table-cell>
          <table:table-cell office:value-type="string" calcext:value-type="string">
            <text:p><text:s text:c="8"/>890ABCDEFGHI KL <text:s text:c="29"/></text:p>
          </table:table-cell>
          <table:table-cell table:style-name="Default" office:value-type="string" calcext:value-type="string">
            <text:p>NA</text:p>
          </table:table-cell>
          <table:table-cell table:style-name="ce20" table:formula="of:=([.D76]-[.$D$4])/[.$D$4]" office:value-type="percentage" office:value="-0.0919907777446242" calcext:value-type="percentage">
            <text:p>-9.20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1</text:p>
          </table:table-cell>
          <table:table-cell office:value-type="float" office:value="0.424460011631988" calcext:value-type="float">
            <text:p>0.42</text:p>
          </table:table-cell>
          <table:table-cell office:value-type="float" office:value="0.0113876116611696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402108068249599" calcext:value-type="float">
            <text:p>0.40</text:p>
          </table:table-cell>
          <table:table-cell office:value-type="float" office:value="0.446811955014377" calcext:value-type="float">
            <text:p>0.45</text:p>
          </table:table-cell>
          <table:table-cell office:value-type="string" calcext:value-type="string">
            <text:p><text:s text:c="8"/>890ABCDEFGHIJKLMNOPQRSTUVWXYZabcdefghijk <text:s text:c="4"/></text:p>
          </table:table-cell>
          <table:table-cell table:style-name="ce11" table:formula="of:=([.D77]-[.$D74])/[.$D74]" office:value-type="percentage" office:value="0.0836110153069068" calcext:value-type="percentage">
            <text:p>8.36%</text:p>
          </table:table-cell>
          <table:table-cell table:style-name="ce21" table:formula="of:=([.D77]-[.$D$5])/[.$D$5]" office:value-type="percentage" office:value="-0.0985558297494454" calcext:value-type="percentage">
            <text:p>-9.8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C3</text:p>
          </table:table-cell>
          <table:table-cell office:value-type="float" office:value="0.386514918816646" calcext:value-type="float">
            <text:p>0.39</text:p>
          </table:table-cell>
          <table:table-cell office:value-type="float" office:value="0.0109068798544608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365106427329614" calcext:value-type="float">
            <text:p>0.37</text:p>
          </table:table-cell>
          <table:table-cell office:value-type="float" office:value="0.407923410303678" calcext:value-type="float">
            <text:p>0.41</text:p>
          </table:table-cell>
          <table:table-cell office:value-type="string" calcext:value-type="string">
            <text:p><text:s text:c="7"/>7890ABCDEFGHI <text:s text:c="32"/></text:p>
          </table:table-cell>
          <table:table-cell table:formula="of:=([.D78]-[.$D75])/[.$D75]" office:value-type="percentage" office:value="0.208046701176179" calcext:value-type="percentage">
            <text:p>20.80%</text:p>
          </table:table-cell>
          <table:table-cell table:formula="of:=([.D78]-[.$D$6])/[.$D$6]" office:value-type="percentage" office:value="-0.205212864533307" calcext:value-type="percentage">
            <text:p>-20.52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D</text:p>
          </table:table-cell>
          <table:table-cell office:value-type="float" office:value="0.418958470901394" calcext:value-type="float">
            <text:p>0.42</text:p>
          </table:table-cell>
          <table:table-cell office:value-type="float" office:value="0.00890543010975674" calcext:value-type="float">
            <text:p>0.01</text:p>
          </table:table-cell>
          <table:table-cell office:value-type="float" office:value="825.210125830328" calcext:value-type="float">
            <text:p>825.21</text:p>
          </table:table-cell>
          <table:table-cell office:value-type="float" office:value="0.401478510799412" calcext:value-type="float">
            <text:p>0.40</text:p>
          </table:table-cell>
          <table:table-cell office:value-type="float" office:value="0.436438431003375" calcext:value-type="float">
            <text:p>0.44</text:p>
          </table:table-cell>
          <table:table-cell office:value-type="string" calcext:value-type="string">
            <text:p><text:s text:c="8"/>890ABCDEFGHIJKLMNOPQRSTUVWXYZabcde <text:s text:c="10"/></text:p>
          </table:table-cell>
          <table:table-cell table:style-name="ce13" table:formula="of:=([.D79]-[.$D76])/[.$D76]" office:value-type="percentage" office:value="0.0674186672135931" calcext:value-type="percentage">
            <text:p>6.74%</text:p>
          </table:table-cell>
          <table:table-cell table:style-name="ce20" table:formula="of:=([.D79]-[.$D$7])/[.$D$7]" office:value-type="percentage" office:value="-0.049891023184972" calcext:value-type="percentage">
            <text:p>-4.99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1</text:p>
          </table:table-cell>
          <table:table-cell office:value-type="float" office:value="0.392040783085504" calcext:value-type="float">
            <text:p>0.39</text:p>
          </table:table-cell>
          <table:table-cell office:value-type="float" office:value="0.0114009722996854" calcext:value-type="float">
            <text:p>0.01</text:p>
          </table:table-cell>
          <table:table-cell office:value-type="float" office:value="817.138685035058" calcext:value-type="float">
            <text:p>817.14</text:p>
          </table:table-cell>
          <table:table-cell office:value-type="float" office:value="0.369662141079158" calcext:value-type="float">
            <text:p>0.37</text:p>
          </table:table-cell>
          <table:table-cell office:value-type="float" office:value="0.41441942509185" calcext:value-type="float">
            <text:p>0.41</text:p>
          </table:table-cell>
          <table:table-cell office:value-type="string" calcext:value-type="string">
            <text:p><text:s text:c="8"/>890ABCDEFG <text:s/>J <text:s text:c="2"/>N P <text:s text:c="25"/></text:p>
          </table:table-cell>
          <table:table-cell table:style-name="ce11" table:formula="of:=([.D80]-[.$D74])/[.$D74]" office:value-type="percentage" office:value="0.000847428165557498" calcext:value-type="percentage">
            <text:p>0.08%</text:p>
          </table:table-cell>
          <table:table-cell table:style-name="ce21" table:formula="of:=([.D80]-[.$D$8])/[.$D$8]" office:value-type="percentage" office:value="-0.203862639513067" calcext:value-type="percentage">
            <text:p>-20.3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C3</text:p>
          </table:table-cell>
          <table:table-cell office:value-type="float" office:value="0.361332382995448" calcext:value-type="float">
            <text:p>0.36</text:p>
          </table:table-cell>
          <table:table-cell office:value-type="float" office:value="0.0113876116611695" calcext:value-type="float">
            <text:p>0.01</text:p>
          </table:table-cell>
          <table:table-cell office:value-type="float" office:value="828.975124964602" calcext:value-type="float">
            <text:p>828.98</text:p>
          </table:table-cell>
          <table:table-cell office:value-type="float" office:value="0.338980439613059" calcext:value-type="float">
            <text:p>0.34</text:p>
          </table:table-cell>
          <table:table-cell office:value-type="float" office:value="0.383684326377837" calcext:value-type="float">
            <text:p>0.38</text:p>
          </table:table-cell>
          <table:table-cell office:value-type="float" office:value="5678" calcext:value-type="float">
            <text:p>5678</text:p>
          </table:table-cell>
          <table:table-cell table:formula="of:=([.D81]-[.$D75])/[.$D75]" office:value-type="percentage" office:value="0.129339055377698" calcext:value-type="percentage">
            <text:p>12.93%</text:p>
          </table:table-cell>
          <table:table-cell table:formula="of:=([.D81]-[.$D$9])/[.$D$9]" office:value-type="percentage" office:value="-0.269346758569463" calcext:value-type="percentage">
            <text:p>-26.93%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+P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D</text:p>
          </table:table-cell>
          <table:table-cell office:value-type="float" office:value="0.39063598405909" calcext:value-type="float">
            <text:p>0.39</text:p>
          </table:table-cell>
          <table:table-cell office:value-type="float" office:value="0.00890543010975671" calcext:value-type="float">
            <text:p>0.01</text:p>
          </table:table-cell>
          <table:table-cell office:value-type="float" office:value="825.210125830378" calcext:value-type="float">
            <text:p>825.21</text:p>
          </table:table-cell>
          <table:table-cell office:value-type="float" office:value="0.373156023957109" calcext:value-type="float">
            <text:p>0.37</text:p>
          </table:table-cell>
          <table:table-cell office:value-type="float" office:value="0.408115944161072" calcext:value-type="float">
            <text:p>0.41</text:p>
          </table:table-cell>
          <table:table-cell office:value-type="string" calcext:value-type="string">
            <text:p><text:s text:c="8"/>890ABCDEF <text:s text:c="35"/></text:p>
          </table:table-cell>
          <table:table-cell table:style-name="ce13" table:formula="of:=([.D82]-[.$D76])/[.$D76]" office:value-type="percentage" office:value="-0.00474111294872774" calcext:value-type="percentage">
            <text:p>-0.47%</text:p>
          </table:table-cell>
          <table:table-cell table:style-name="ce22" table:formula="of:=([.D82]-[.$D$10])/[.$D$10]" office:value-type="percentage" office:value="-0.126663845606142" calcext:value-type="percentage">
            <text:p>-12.67%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ulticomp_SsidYIIH.C1:Multicomp_SsidYIIH.C82" table:display-filter-buttons="true">
          <table:filter>
            <table:filter-and>
              <table:filter-condition table:field-number="0" table:value="C3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4:55:44.195832365</dc:date>
    <meta:editing-duration>PT1H34M20S</meta:editing-duration>
    <meta:editing-cycles>2</meta:editing-cycles>
    <meta:generator>LibreOffice/6.0.7.3$Linux_X86_64 LibreOffice_project/00m0$Build-3</meta:generator>
    <meta:document-statistic meta:table-count="1" meta:cell-count="910" meta:object-count="0"/>
  </office:meta>
</office:document-meta>
</file>